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Varying ARR</text:p>
          </table:table-cell>
          <table:table-cell table:number-columns-repeated="3"/>
          <table:table-cell office:value-type="string" calcext:value-type="string">
            <text:p>Varying PSC</text:p>
          </table:table-cell>
          <table:table-cell table:number-columns-repeated="3"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 profile</text:p>
          </table:table-cell>
          <table:table-cell table:number-columns-repeated="3"/>
          <table:table-cell office:value-type="string" calcext:value-type="string">
            <text:p>Sin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lock</text:p>
          </table:table-cell>
          <table:table-cell office:value-type="float" office:value="72000000" calcext:value-type="float">
            <text:p>72000000</text:p>
          </table:table-cell>
          <table:table-cell table:number-columns-repeated="2"/>
          <table:table-cell office:value-type="string" calcext:value-type="string">
            <text:p>Fclock</text:p>
          </table:table-cell>
          <table:table-cell office:value-type="float" office:value="72000000" calcext:value-type="float">
            <text:p>72000000</text:p>
          </table:table-cell>
          <table:table-cell table:number-columns-repeated="2"/>
          <table:table-cell office:value-type="string" calcext:value-type="string">
            <text:p>microstep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S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ccel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string" calcext:value-type="string">
            <text:p>Accel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step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R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nitial freq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Initial freq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CR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distance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p(%)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df/db</text:p>
          </table:table-cell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df/db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SC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approx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2]/(([.B$3]+1)*[.A8])" office:value-type="float" office:value="1440" calcext:value-type="float">
            <text:p>1440</text:p>
          </table:table-cell>
          <table:table-cell table:formula="of:=([.B$2]/(([.B$3]+1)*([.B8])))-([.B$2]/(([.B$3]+1)*([.B8]+1)))" office:value-type="float" office:value="0.693962526023597" calcext:value-type="float">
            <text:p>0.69396252602359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ROUND([.F$2]/(([.F$4]+1)*[.E8]);0)-1" office:value-type="float" office:value="7199" calcext:value-type="float">
            <text:p>7199</text:p>
          </table:table-cell>
          <table:table-cell table:formula="of:=([.F$2]/(([.F$4]+1)*([.F8])))-([.F$2]/(([.F$4]+1)*([.F8]+1)))" office:value-type="float" office:value="0.138908181691932" calcext:value-type="float">
            <text:p>0.1389081816919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]" office:value-type="float" office:value="300" calcext:value-type="float">
            <text:p>300</text:p>
          </table:table-cell>
          <table:table-cell table:formula="of:=1/[.J8]" office:value-type="float" office:value="0.00333333333333333" calcext:value-type="float">
            <text:p>0.00333333333333333</text:p>
          </table:table-cell>
          <table:table-cell table:formula="of:=ROUND([.F$2]/(([.F$4]+1)*[.J8]);0)-1" office:value-type="float" office:value="23999" calcext:value-type="float">
            <text:p>2399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$4]" office:value-type="float" office:value="120" calcext:value-type="float">
            <text:p>120</text:p>
          </table:table-cell>
          <table:table-cell table:formula="of:=1/[.O8]" office:value-type="float" office:value="0.00833333333333333" calcext:value-type="float">
            <text:p>0.00833333333333333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R8])" office:value-type="float" office:value="0" calcext:value-type="float">
            <text:p>0</text:p>
          </table:table-cell>
          <table:table-cell table:formula="of:=4*[.R8]/PI() - (4*POWER([.R8];2)/POWER(PI();2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2]/(([.B$3]+1)*[.A9])" office:value-type="float" office:value="28800" calcext:value-type="float">
            <text:p>28800</text:p>
          </table:table-cell>
          <table:table-cell table:formula="of:=([.B$2]/(([.B$3]+1)*([.B9])))-([.B$2]/(([.B$3]+1)*([.B9]+1)))" office:value-type="float" office:value="0.00173605083156758" calcext:value-type="float">
            <text:p>0.0017360508315675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F$2]/(([.F$4]+1)*[.E9]);0)-1" office:value-type="float" office:value="143999" calcext:value-type="float">
            <text:p>143999</text:p>
          </table:table-cell>
          <table:table-cell table:formula="of:=([.F$2]/(([.F$4]+1)*([.F9])))-([.F$2]/(([.F$4]+1)*([.F9]+1)))" office:value-type="float" office:value="0.000347224633507892" calcext:value-type="float">
            <text:p>0.000347224633507892</text:p>
          </table:table-cell>
          <table:table-cell/>
          <table:table-cell table:formula="of:=[.K8]+[.I8]" office:value-type="float" office:value="0.00333333333333333" calcext:value-type="float">
            <text:p>0.00333333333333333</text:p>
          </table:table-cell>
          <table:table-cell table:formula="of:=[.J8]+[.J$3]*[.I$9]" office:value-type="float" office:value="313.333333333333" calcext:value-type="float">
            <text:p>313.333333333333</text:p>
          </table:table-cell>
          <table:table-cell table:formula="of:=1/[.J9]" office:value-type="float" office:value="0.00319148936170213" calcext:value-type="float">
            <text:p>0.00319148936170213</text:p>
          </table:table-cell>
          <table:table-cell table:formula="of:=ROUND([.F$2]/(([.F$4]+1)*[.J9]);0)-1" office:value-type="float" office:value="22978" calcext:value-type="float">
            <text:p>22978</text:p>
          </table:table-cell>
          <table:table-cell/>
          <table:table-cell table:formula="of:=[.N8]+[.P8]" office:value-type="float" office:value="0.00833333333333333" calcext:value-type="float">
            <text:p>0.00833333333333333</text:p>
          </table:table-cell>
          <table:table-cell table:number-columns-repeated="3"/>
          <table:table-cell table:formula="of:=[.R8]+PI()/(2*[.S$3])" office:value-type="float" office:value="0.0314159265358979" calcext:value-type="float">
            <text:p>0.0314159265358979</text:p>
          </table:table-cell>
          <table:table-cell table:formula="of:=SIN([.R9])" office:value-type="float" office:value="0.0314107590781283" calcext:value-type="float">
            <text:p>0.0314107590781283</text:p>
          </table:table-cell>
          <table:table-cell table:formula="of:=4*[.R9]/PI() - (4*POWER([.R9];2)/POWER(PI();2))" office:value-type="float" office:value="0.0396" calcext:value-type="float">
            <text:p>0.0396</text:p>
          </table:table-cell>
          <table:table-cell table:formula="of:=([.T9]-[.S9])/[.S9]" office:value-type="float" office:value="0.260714518280266" calcext:value-type="float">
            <text:p>0.2607145182802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2]/(([.B$3]+1)*[.A10])" office:value-type="float" office:value="360" calcext:value-type="float">
            <text:p>360</text:p>
          </table:table-cell>
          <table:table-cell table:formula="of:=([.B$2]/(([.B$3]+1)*([.B10])))-([.B$2]/(([.B$3]+1)*([.B10]+1)))" office:value-type="float" office:value="11.0803324099725" calcext:value-type="float">
            <text:p>11.0803324099725</text:p>
          </table:table-cell>
          <table:table-cell/>
          <table:table-cell table:formula="of:=[.E9]*[.F$6]/100+[.E9]" office:value-type="float" office:value="55" calcext:value-type="float">
            <text:p>55</text:p>
          </table:table-cell>
          <table:table-cell table:formula="of:=ROUND([.F$2]/(([.F$4]+1)*[.E10]);0)-1" office:value-type="float" office:value="130908" calcext:value-type="float">
            <text:p>130908</text:p>
          </table:table-cell>
          <table:table-cell table:formula="of:=([.F$2]/(([.F$4]+1)*([.F10])))-([.F$2]/(([.F$4]+1)*([.F10]+1)))" office:value-type="float" office:value="0.000420142681839764" calcext:value-type="float">
            <text:p>0.000420142681839764</text:p>
          </table:table-cell>
          <table:table-cell/>
          <table:table-cell table:formula="of:=[.K9]+[.I9]" office:value-type="float" office:value="0.00652482269503546" calcext:value-type="float">
            <text:p>0.00652482269503546</text:p>
          </table:table-cell>
          <table:table-cell table:formula="of:=[.J9]+[.J$3]*[.I$9]" office:value-type="float" office:value="326.666666666667" calcext:value-type="float">
            <text:p>326.666666666667</text:p>
          </table:table-cell>
          <table:table-cell table:formula="of:=1/[.J10]" office:value-type="float" office:value="0.00306122448979592" calcext:value-type="float">
            <text:p>0.00306122448979592</text:p>
          </table:table-cell>
          <table:table-cell table:formula="of:=ROUND([.F$2]/(([.F$4]+1)*[.J10]);0)-1" office:value-type="float" office:value="22040" calcext:value-type="float">
            <text:p>22040</text:p>
          </table:table-cell>
          <table:table-cell table:number-columns-repeated="5"/>
          <table:table-cell table:formula="of:=[.R9]+PI()/(2*[.S$3])" office:value-type="float" office:value="0.0628318530717959" calcext:value-type="float">
            <text:p>0.0628318530717959</text:p>
          </table:table-cell>
          <table:table-cell table:formula="of:=SIN([.R10])" office:value-type="float" office:value="0.0627905195293134" calcext:value-type="float">
            <text:p>0.0627905195293134</text:p>
          </table:table-cell>
          <table:table-cell table:formula="of:=4*[.R10]/PI() - (4*POWER([.R10];2)/POWER(PI();2))" office:value-type="float" office:value="0.0784" calcext:value-type="float">
            <text:p>0.0784</text:p>
          </table:table-cell>
          <table:table-cell table:formula="of:=([.T10]-[.S10])/[.S10]" office:value-type="float" office:value="0.248596135016838" calcext:value-type="float">
            <text:p>0.248596135016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E10]*[.F$6]/100+[.E10]" office:value-type="float" office:value="60.5" calcext:value-type="float">
            <text:p>60.5</text:p>
          </table:table-cell>
          <table:table-cell table:formula="of:=ROUND([.F$2]/(([.F$4]+1)*[.E11]);0)-1" office:value-type="float" office:value="119007" calcext:value-type="float">
            <text:p>119007</text:p>
          </table:table-cell>
          <table:table-cell table:formula="of:=([.F$2]/(([.F$4]+1)*([.F11])))-([.F$2]/(([.F$4]+1)*([.F11]+1)))" office:value-type="float" office:value="0.000508374586743798" calcext:value-type="float">
            <text:p>0.000508374586743798</text:p>
          </table:table-cell>
          <table:table-cell/>
          <table:table-cell table:formula="of:=[.K10]+[.I10]" office:value-type="float" office:value="0.00958604718483138" calcext:value-type="float">
            <text:p>0.00958604718483138</text:p>
          </table:table-cell>
          <table:table-cell table:formula="of:=[.J10]+[.J$3]*[.I$9]" office:value-type="float" office:value="340" calcext:value-type="float">
            <text:p>340</text:p>
          </table:table-cell>
          <table:table-cell table:formula="of:=1/[.J11]" office:value-type="float" office:value="0.00294117647058824" calcext:value-type="float">
            <text:p>0.00294117647058824</text:p>
          </table:table-cell>
          <table:table-cell table:formula="of:=ROUND([.F$2]/(([.F$4]+1)*[.J11]);0)-1" office:value-type="float" office:value="21175" calcext:value-type="float">
            <text:p>21175</text:p>
          </table:table-cell>
          <table:table-cell table:number-columns-repeated="5"/>
          <table:table-cell table:formula="of:=[.R10]+PI()/(2*[.S$3])" office:value-type="float" office:value="0.0942477796076938" calcext:value-type="float">
            <text:p>0.0942477796076938</text:p>
          </table:table-cell>
          <table:table-cell table:formula="of:=SIN([.R11])" office:value-type="float" office:value="0.0941083133185143" calcext:value-type="float">
            <text:p>0.0941083133185143</text:p>
          </table:table-cell>
          <table:table-cell table:formula="of:=4*[.R11]/PI() - (4*POWER([.R11];2)/POWER(PI();2))" office:value-type="float" office:value="0.1164" calcext:value-type="float">
            <text:p>0.1164</text:p>
          </table:table-cell>
          <table:table-cell table:formula="of:=([.T11]-[.S11])/[.S11]" office:value-type="float" office:value="0.236872661887355" calcext:value-type="float">
            <text:p>0.236872661887355</text:p>
          </table:table-cell>
        </table:table-row>
        <table:table-row table:style-name="ro1">
          <table:table-cell table:number-columns-repeated="4"/>
          <table:table-cell table:formula="of:=[.E11]*[.F$6]/100+[.E11]" office:value-type="float" office:value="66.55" calcext:value-type="float">
            <text:p>66.55</text:p>
          </table:table-cell>
          <table:table-cell table:formula="of:=ROUND([.F$2]/(([.F$4]+1)*[.E12]);0)-1" office:value-type="float" office:value="108188" calcext:value-type="float">
            <text:p>108188</text:p>
          </table:table-cell>
          <table:table-cell table:formula="of:=([.F$2]/(([.F$4]+1)*([.F12])))-([.F$2]/(([.F$4]+1)*([.F12]+1)))" office:value-type="float" office:value="0.000615134800611372" calcext:value-type="float">
            <text:p>0.000615134800611372</text:p>
          </table:table-cell>
          <table:table-cell/>
          <table:table-cell table:formula="of:=[.K11]+[.I11]" office:value-type="float" office:value="0.0125272236554196" calcext:value-type="float">
            <text:p>0.0125272236554196</text:p>
          </table:table-cell>
          <table:table-cell table:formula="of:=[.J11]+[.J$3]*[.I$9]" office:value-type="float" office:value="353.333333333333" calcext:value-type="float">
            <text:p>353.333333333333</text:p>
          </table:table-cell>
          <table:table-cell table:formula="of:=1/[.J12]" office:value-type="float" office:value="0.00283018867924528" calcext:value-type="float">
            <text:p>0.00283018867924528</text:p>
          </table:table-cell>
          <table:table-cell table:formula="of:=ROUND([.F$2]/(([.F$4]+1)*[.J12]);0)-1" office:value-type="float" office:value="20376" calcext:value-type="float">
            <text:p>20376</text:p>
          </table:table-cell>
          <table:table-cell table:number-columns-repeated="5"/>
          <table:table-cell table:formula="of:=[.R11]+PI()/(2*[.S$3])" office:value-type="float" office:value="0.125663706143592" calcext:value-type="float">
            <text:p>0.125663706143592</text:p>
          </table:table-cell>
          <table:table-cell table:formula="of:=SIN([.R12])" office:value-type="float" office:value="0.125333233564304" calcext:value-type="float">
            <text:p>0.125333233564304</text:p>
          </table:table-cell>
          <table:table-cell table:formula="of:=4*[.R12]/PI() - (4*POWER([.R12];2)/POWER(PI();2))" office:value-type="float" office:value="0.1536" calcext:value-type="float">
            <text:p>0.1536</text:p>
          </table:table-cell>
          <table:table-cell table:formula="of:=([.T12]-[.S12])/[.S12]" office:value-type="float" office:value="0.225532890453936" calcext:value-type="float">
            <text:p>0.225532890453936</text:p>
          </table:table-cell>
        </table:table-row>
        <table:table-row table:style-name="ro1">
          <table:table-cell table:number-columns-repeated="4"/>
          <table:table-cell table:formula="of:=[.E12]*[.F$6]/100+[.E12]" office:value-type="float" office:value="73.205" calcext:value-type="float">
            <text:p>73.205</text:p>
          </table:table-cell>
          <table:table-cell table:formula="of:=ROUND([.F$2]/(([.F$4]+1)*[.E13]);0)-1" office:value-type="float" office:value="98353" calcext:value-type="float">
            <text:p>98353</text:p>
          </table:table-cell>
          <table:table-cell table:formula="of:=([.F$2]/(([.F$4]+1)*([.F13])))-([.F$2]/(([.F$4]+1)*([.F13]+1)))" office:value-type="float" office:value="0.000744308292937035" calcext:value-type="float">
            <text:p>0.000744308292937035</text:p>
          </table:table-cell>
          <table:table-cell/>
          <table:table-cell table:formula="of:=[.K12]+[.I12]" office:value-type="float" office:value="0.0153574123346649" calcext:value-type="float">
            <text:p>0.0153574123346649</text:p>
          </table:table-cell>
          <table:table-cell table:formula="of:=[.J12]+[.J$3]*[.I$9]" office:value-type="float" office:value="366.666666666667" calcext:value-type="float">
            <text:p>366.666666666667</text:p>
          </table:table-cell>
          <table:table-cell table:formula="of:=1/[.J13]" office:value-type="float" office:value="0.00272727272727273" calcext:value-type="float">
            <text:p>0.00272727272727273</text:p>
          </table:table-cell>
          <table:table-cell table:formula="of:=ROUND([.F$2]/(([.F$4]+1)*[.J13]);0)-1" office:value-type="float" office:value="19635" calcext:value-type="float">
            <text:p>19635</text:p>
          </table:table-cell>
          <table:table-cell table:number-columns-repeated="5"/>
          <table:table-cell table:formula="of:=[.R12]+PI()/(2*[.S$3])" office:value-type="float" office:value="0.15707963267949" calcext:value-type="float">
            <text:p>0.15707963267949</text:p>
          </table:table-cell>
          <table:table-cell table:formula="of:=SIN([.R13])" office:value-type="float" office:value="0.156434465040231" calcext:value-type="float">
            <text:p>0.156434465040231</text:p>
          </table:table-cell>
          <table:table-cell table:formula="of:=4*[.R13]/PI() - (4*POWER([.R13];2)/POWER(PI();2))" office:value-type="float" office:value="0.19" calcext:value-type="float">
            <text:p>0.19</text:p>
          </table:table-cell>
          <table:table-cell table:formula="of:=([.T13]-[.S13])/[.S13]" office:value-type="float" office:value="0.214566112084936" calcext:value-type="float">
            <text:p>0.214566112084936</text:p>
          </table:table-cell>
        </table:table-row>
        <table:table-row table:style-name="ro1">
          <table:table-cell table:number-columns-repeated="4"/>
          <table:table-cell table:formula="of:=[.E13]*[.F$6]/100+[.E13]" office:value-type="float" office:value="80.5255" calcext:value-type="float">
            <text:p>80.5255</text:p>
          </table:table-cell>
          <table:table-cell table:formula="of:=ROUND([.F$2]/(([.F$4]+1)*[.E14]);0)-1" office:value-type="float" office:value="89412" calcext:value-type="float">
            <text:p>89412</text:p>
          </table:table-cell>
          <table:table-cell table:formula="of:=([.F$2]/(([.F$4]+1)*([.F14])))-([.F$2]/(([.F$4]+1)*([.F14]+1)))" office:value-type="float" office:value="0.000900608456035457" calcext:value-type="float">
            <text:p>0.000900608456035457</text:p>
          </table:table-cell>
          <table:table-cell/>
          <table:table-cell table:formula="of:=[.K13]+[.I13]" office:value-type="float" office:value="0.0180846850619376" calcext:value-type="float">
            <text:p>0.0180846850619376</text:p>
          </table:table-cell>
          <table:table-cell table:formula="of:=[.J13]+[.J$3]*[.I$9]" office:value-type="float" office:value="380" calcext:value-type="float">
            <text:p>380</text:p>
          </table:table-cell>
          <table:table-cell table:formula="of:=1/[.J14]" office:value-type="float" office:value="0.00263157894736842" calcext:value-type="float">
            <text:p>0.00263157894736842</text:p>
          </table:table-cell>
          <table:table-cell table:formula="of:=ROUND([.F$2]/(([.F$4]+1)*[.J14]);0)-1" office:value-type="float" office:value="18946" calcext:value-type="float">
            <text:p>18946</text:p>
          </table:table-cell>
          <table:table-cell table:number-columns-repeated="5"/>
          <table:table-cell table:formula="of:=[.R13]+PI()/(2*[.S$3])" office:value-type="float" office:value="0.188495559215388" calcext:value-type="float">
            <text:p>0.188495559215388</text:p>
          </table:table-cell>
          <table:table-cell table:formula="of:=SIN([.R14])" office:value-type="float" office:value="0.187381314585725" calcext:value-type="float">
            <text:p>0.187381314585725</text:p>
          </table:table-cell>
          <table:table-cell table:formula="of:=4*[.R14]/PI() - (4*POWER([.R14];2)/POWER(PI();2))" office:value-type="float" office:value="0.2256" calcext:value-type="float">
            <text:p>0.2256</text:p>
          </table:table-cell>
          <table:table-cell table:formula="of:=([.T14]-[.S14])/[.S14]" office:value-type="float" office:value="0.203962094613179" calcext:value-type="float">
            <text:p>0.203962094613179</text:p>
          </table:table-cell>
        </table:table-row>
        <table:table-row table:style-name="ro1">
          <table:table-cell table:number-columns-repeated="4"/>
          <table:table-cell table:formula="of:=[.E14]*[.F$6]/100+[.E14]" office:value-type="float" office:value="88.57805" calcext:value-type="float">
            <text:p>88.57805</text:p>
          </table:table-cell>
          <table:table-cell table:formula="of:=ROUND([.F$2]/(([.F$4]+1)*[.E15]);0)-1" office:value-type="float" office:value="81283" calcext:value-type="float">
            <text:p>81283</text:p>
          </table:table-cell>
          <table:table-cell table:formula="of:=([.F$2]/(([.F$4]+1)*([.F15])))-([.F$2]/(([.F$4]+1)*([.F15]+1)))" office:value-type="float" office:value="0.0010897520760409" calcext:value-type="float">
            <text:p>0.0010897520760409</text:p>
          </table:table-cell>
          <table:table-cell/>
          <table:table-cell table:formula="of:=[.K14]+[.I14]" office:value-type="float" office:value="0.020716264009306" calcext:value-type="float">
            <text:p>0.020716264009306</text:p>
          </table:table-cell>
          <table:table-cell table:formula="of:=[.J14]+[.J$3]*[.I$9]" office:value-type="float" office:value="393.333333333333" calcext:value-type="float">
            <text:p>393.333333333333</text:p>
          </table:table-cell>
          <table:table-cell table:formula="of:=1/[.J15]" office:value-type="float" office:value="0.00254237288135593" calcext:value-type="float">
            <text:p>0.00254237288135593</text:p>
          </table:table-cell>
          <table:table-cell table:formula="of:=ROUND([.F$2]/(([.F$4]+1)*[.J15]);0)-1" office:value-type="float" office:value="18304" calcext:value-type="float">
            <text:p>18304</text:p>
          </table:table-cell>
          <table:table-cell table:number-columns-repeated="5"/>
          <table:table-cell table:formula="of:=[.R14]+PI()/(2*[.S$3])" office:value-type="float" office:value="0.219911485751285" calcext:value-type="float">
            <text:p>0.219911485751285</text:p>
          </table:table-cell>
          <table:table-cell table:formula="of:=SIN([.R15])" office:value-type="float" office:value="0.218143241396542" calcext:value-type="float">
            <text:p>0.218143241396542</text:p>
          </table:table-cell>
          <table:table-cell table:formula="of:=4*[.R15]/PI() - (4*POWER([.R15];2)/POWER(PI();2))" office:value-type="float" office:value="0.2604" calcext:value-type="float">
            <text:p>0.2604</text:p>
          </table:table-cell>
          <table:table-cell table:formula="of:=([.T15]-[.S15])/[.S15]" office:value-type="float" office:value="0.193711060369928" calcext:value-type="float">
            <text:p>0.193711060369928</text:p>
          </table:table-cell>
        </table:table-row>
        <table:table-row table:style-name="ro1">
          <table:table-cell table:number-columns-repeated="4"/>
          <table:table-cell table:formula="of:=[.E15]*[.F$6]/100+[.E15]" office:value-type="float" office:value="97.435855" calcext:value-type="float">
            <text:p>97.435855</text:p>
          </table:table-cell>
          <table:table-cell table:formula="of:=ROUND([.F$2]/(([.F$4]+1)*[.E16]);0)-1" office:value-type="float" office:value="73894" calcext:value-type="float">
            <text:p>73894</text:p>
          </table:table-cell>
          <table:table-cell table:formula="of:=([.F$2]/(([.F$4]+1)*([.F16])))-([.F$2]/(([.F$4]+1)*([.F16]+1)))" office:value-type="float" office:value="0.00131858541210761" calcext:value-type="float">
            <text:p>0.00131858541210761</text:p>
          </table:table-cell>
          <table:table-cell/>
          <table:table-cell table:formula="of:=[.K15]+[.I15]" office:value-type="float" office:value="0.023258636890662" calcext:value-type="float">
            <text:p>0.023258636890662</text:p>
          </table:table-cell>
          <table:table-cell table:formula="of:=[.J15]+[.J$3]*[.I$9]" office:value-type="float" office:value="406.666666666667" calcext:value-type="float">
            <text:p>406.666666666667</text:p>
          </table:table-cell>
          <table:table-cell table:formula="of:=1/[.J16]" office:value-type="float" office:value="0.00245901639344262" calcext:value-type="float">
            <text:p>0.00245901639344262</text:p>
          </table:table-cell>
          <table:table-cell table:formula="of:=ROUND([.F$2]/(([.F$4]+1)*[.J16]);0)-1" office:value-type="float" office:value="17704" calcext:value-type="float">
            <text:p>17704</text:p>
          </table:table-cell>
          <table:table-cell table:number-columns-repeated="5"/>
          <table:table-cell table:formula="of:=[.R15]+PI()/(2*[.S$3])" office:value-type="float" office:value="0.251327412287183" calcext:value-type="float">
            <text:p>0.251327412287183</text:p>
          </table:table-cell>
          <table:table-cell table:formula="of:=SIN([.R16])" office:value-type="float" office:value="0.248689887164855" calcext:value-type="float">
            <text:p>0.248689887164855</text:p>
          </table:table-cell>
          <table:table-cell table:formula="of:=4*[.R16]/PI() - (4*POWER([.R16];2)/POWER(PI();2))" office:value-type="float" office:value="0.2944" calcext:value-type="float">
            <text:p>0.2944</text:p>
          </table:table-cell>
          <table:table-cell table:formula="of:=([.T16]-[.S16])/[.S16]" office:value-type="float" office:value="0.183803665505885" calcext:value-type="float">
            <text:p>0.183803665505885</text:p>
          </table:table-cell>
        </table:table-row>
        <table:table-row table:style-name="ro1">
          <table:table-cell table:number-columns-repeated="4"/>
          <table:table-cell table:formula="of:=[.E16]*[.F$6]/100+[.E16]" office:value-type="float" office:value="107.1794405" calcext:value-type="float">
            <text:p>107.1794405</text:p>
          </table:table-cell>
          <table:table-cell table:formula="of:=ROUND([.F$2]/(([.F$4]+1)*[.E17]);0)-1" office:value-type="float" office:value="67176" calcext:value-type="float">
            <text:p>67176</text:p>
          </table:table-cell>
          <table:table-cell table:formula="of:=([.F$2]/(([.F$4]+1)*([.F17])))-([.F$2]/(([.F$4]+1)*([.F17]+1)))" office:value-type="float" office:value="0.00159550346279502" calcext:value-type="float">
            <text:p>0.00159550346279502</text:p>
          </table:table-cell>
          <table:table-cell/>
          <table:table-cell table:formula="of:=[.K16]+[.I16]" office:value-type="float" office:value="0.0257176532841046" calcext:value-type="float">
            <text:p>0.0257176532841046</text:p>
          </table:table-cell>
          <table:table-cell table:formula="of:=[.J16]+[.J$3]*[.I$9]" office:value-type="float" office:value="420" calcext:value-type="float">
            <text:p>420</text:p>
          </table:table-cell>
          <table:table-cell table:formula="of:=1/[.J17]" office:value-type="float" office:value="0.00238095238095238" calcext:value-type="float">
            <text:p>0.00238095238095238</text:p>
          </table:table-cell>
          <table:table-cell table:formula="of:=ROUND([.F$2]/(([.F$4]+1)*[.J17]);0)-1" office:value-type="float" office:value="17142" calcext:value-type="float">
            <text:p>17142</text:p>
          </table:table-cell>
          <table:table-cell table:number-columns-repeated="5"/>
          <table:table-cell table:formula="of:=[.R16]+PI()/(2*[.S$3])" office:value-type="float" office:value="0.282743338823081" calcext:value-type="float">
            <text:p>0.282743338823081</text:p>
          </table:table-cell>
          <table:table-cell table:formula="of:=SIN([.R17])" office:value-type="float" office:value="0.278991106039229" calcext:value-type="float">
            <text:p>0.278991106039229</text:p>
          </table:table-cell>
          <table:table-cell table:formula="of:=4*[.R17]/PI() - (4*POWER([.R17];2)/POWER(PI();2))" office:value-type="float" office:value="0.3276" calcext:value-type="float">
            <text:p>0.3276</text:p>
          </table:table-cell>
          <table:table-cell table:formula="of:=([.T17]-[.S17])/[.S17]" office:value-type="float" office:value="0.17423098051712" calcext:value-type="float">
            <text:p>0.17423098051712</text:p>
          </table:table-cell>
        </table:table-row>
        <table:table-row table:style-name="ro1">
          <table:table-cell table:number-columns-repeated="4"/>
          <table:table-cell table:formula="of:=[.E17]*[.F$6]/100+[.E17]" office:value-type="float" office:value="117.89738455" calcext:value-type="float">
            <text:p>117.89738455</text:p>
          </table:table-cell>
          <table:table-cell table:formula="of:=ROUND([.F$2]/(([.F$4]+1)*[.E18]);0)-1" office:value-type="float" office:value="61069" calcext:value-type="float">
            <text:p>61069</text:p>
          </table:table-cell>
          <table:table-cell table:formula="of:=([.F$2]/(([.F$4]+1)*([.F18])))-([.F$2]/(([.F$4]+1)*([.F18]+1)))" office:value-type="float" office:value="0.00193056206386188" calcext:value-type="float">
            <text:p>0.00193056206386188</text:p>
          </table:table-cell>
          <table:table-cell/>
          <table:table-cell table:formula="of:=[.K17]+[.I17]" office:value-type="float" office:value="0.028098605665057" calcext:value-type="float">
            <text:p>0.028098605665057</text:p>
          </table:table-cell>
          <table:table-cell table:formula="of:=[.J17]+[.J$3]*[.I$9]" office:value-type="float" office:value="433.333333333333" calcext:value-type="float">
            <text:p>433.333333333333</text:p>
          </table:table-cell>
          <table:table-cell table:formula="of:=1/[.J18]" office:value-type="float" office:value="0.00230769230769231" calcext:value-type="float">
            <text:p>0.00230769230769231</text:p>
          </table:table-cell>
          <table:table-cell table:formula="of:=ROUND([.F$2]/(([.F$4]+1)*[.J18]);0)-1" office:value-type="float" office:value="16614" calcext:value-type="float">
            <text:p>16614</text:p>
          </table:table-cell>
          <table:table-cell table:number-columns-repeated="5"/>
          <table:table-cell table:formula="of:=[.R17]+PI()/(2*[.S$3])" office:value-type="float" office:value="0.314159265358979" calcext:value-type="float">
            <text:p>0.314159265358979</text:p>
          </table:table-cell>
          <table:table-cell table:formula="of:=SIN([.R18])" office:value-type="float" office:value="0.309016994374947" calcext:value-type="float">
            <text:p>0.309016994374947</text:p>
          </table:table-cell>
          <table:table-cell table:formula="of:=4*[.R18]/PI() - (4*POWER([.R18];2)/POWER(PI();2))" office:value-type="float" office:value="0.36" calcext:value-type="float">
            <text:p>0.36</text:p>
          </table:table-cell>
          <table:table-cell table:formula="of:=([.T18]-[.S18])/[.S18]" office:value-type="float" office:value="0.164984471899924" calcext:value-type="float">
            <text:p>0.164984471899924</text:p>
          </table:table-cell>
        </table:table-row>
        <table:table-row table:style-name="ro1">
          <table:table-cell table:number-columns-repeated="4"/>
          <table:table-cell table:formula="of:=[.E18]*[.F$6]/100+[.E18]" office:value-type="float" office:value="129.687123005" calcext:value-type="float">
            <text:p>129.687123005</text:p>
          </table:table-cell>
          <table:table-cell table:formula="of:=ROUND([.F$2]/(([.F$4]+1)*[.E19]);0)-1" office:value-type="float" office:value="55517" calcext:value-type="float">
            <text:p>55517</text:p>
          </table:table-cell>
          <table:table-cell table:formula="of:=([.F$2]/(([.F$4]+1)*([.F19])))-([.F$2]/(([.F$4]+1)*([.F19]+1)))" office:value-type="float" office:value="0.00233599922302119" calcext:value-type="float">
            <text:p>0.00233599922302119</text:p>
          </table:table-cell>
          <table:table-cell/>
          <table:table-cell table:formula="of:=[.K18]+[.I18]" office:value-type="float" office:value="0.0304062979727493" calcext:value-type="float">
            <text:p>0.0304062979727493</text:p>
          </table:table-cell>
          <table:table-cell table:formula="of:=[.J18]+[.J$3]*[.I$9]" office:value-type="float" office:value="446.666666666667" calcext:value-type="float">
            <text:p>446.666666666667</text:p>
          </table:table-cell>
          <table:table-cell table:formula="of:=1/[.J19]" office:value-type="float" office:value="0.00223880597014925" calcext:value-type="float">
            <text:p>0.00223880597014925</text:p>
          </table:table-cell>
          <table:table-cell table:formula="of:=ROUND([.F$2]/(([.F$4]+1)*[.J19]);0)-1" office:value-type="float" office:value="16118" calcext:value-type="float">
            <text:p>16118</text:p>
          </table:table-cell>
          <table:table-cell table:number-columns-repeated="5"/>
          <table:table-cell table:formula="of:=[.R18]+PI()/(2*[.S$3])" office:value-type="float" office:value="0.345575191894877" calcext:value-type="float">
            <text:p>0.345575191894877</text:p>
          </table:table-cell>
          <table:table-cell table:formula="of:=SIN([.R19])" office:value-type="float" office:value="0.338737920245291" calcext:value-type="float">
            <text:p>0.338737920245291</text:p>
          </table:table-cell>
          <table:table-cell table:formula="of:=4*[.R19]/PI() - (4*POWER([.R19];2)/POWER(PI();2))" office:value-type="float" office:value="0.3916" calcext:value-type="float">
            <text:p>0.3916</text:p>
          </table:table-cell>
          <table:table-cell table:formula="of:=([.T19]-[.S19])/[.S19]" office:value-type="float" office:value="0.156055984864137" calcext:value-type="float">
            <text:p>0.156055984864137</text:p>
          </table:table-cell>
        </table:table-row>
        <table:table-row table:style-name="ro1">
          <table:table-cell table:number-columns-repeated="4"/>
          <table:table-cell table:formula="of:=[.E19]*[.F$6]/100+[.E19]" office:value-type="float" office:value="142.6558353055" calcext:value-type="float">
            <text:p>142.6558353055</text:p>
          </table:table-cell>
          <table:table-cell table:formula="of:=ROUND([.F$2]/(([.F$4]+1)*[.E20]);0)-1" office:value-type="float" office:value="50470" calcext:value-type="float">
            <text:p>50470</text:p>
          </table:table-cell>
          <table:table-cell table:formula="of:=([.F$2]/(([.F$4]+1)*([.F20])))-([.F$2]/(([.F$4]+1)*([.F20]+1)))" office:value-type="float" office:value="0.00282655396861742" calcext:value-type="float">
            <text:p>0.00282655396861742</text:p>
          </table:table-cell>
          <table:table-cell/>
          <table:table-cell table:formula="of:=[.K19]+[.I19]" office:value-type="float" office:value="0.0326451039428985" calcext:value-type="float">
            <text:p>0.0326451039428985</text:p>
          </table:table-cell>
          <table:table-cell table:formula="of:=[.J19]+[.J$3]*[.I$9]" office:value-type="float" office:value="460" calcext:value-type="float">
            <text:p>460</text:p>
          </table:table-cell>
          <table:table-cell table:formula="of:=1/[.J20]" office:value-type="float" office:value="0.00217391304347826" calcext:value-type="float">
            <text:p>0.00217391304347826</text:p>
          </table:table-cell>
          <table:table-cell table:formula="of:=ROUND([.F$2]/(([.F$4]+1)*[.J20]);0)-1" office:value-type="float" office:value="15651" calcext:value-type="float">
            <text:p>15651</text:p>
          </table:table-cell>
          <table:table-cell table:number-columns-repeated="5"/>
          <table:table-cell table:formula="of:=[.R19]+PI()/(2*[.S$3])" office:value-type="float" office:value="0.376991118430775" calcext:value-type="float">
            <text:p>0.376991118430775</text:p>
          </table:table-cell>
          <table:table-cell table:formula="of:=SIN([.R20])" office:value-type="float" office:value="0.368124552684678" calcext:value-type="float">
            <text:p>0.368124552684678</text:p>
          </table:table-cell>
          <table:table-cell table:formula="of:=4*[.R20]/PI() - (4*POWER([.R20];2)/POWER(PI();2))" office:value-type="float" office:value="0.4224" calcext:value-type="float">
            <text:p>0.4224</text:p>
          </table:table-cell>
          <table:table-cell table:formula="of:=([.T20]-[.S20])/[.S20]" office:value-type="float" office:value="0.147437727039664" calcext:value-type="float">
            <text:p>0.147437727039664</text:p>
          </table:table-cell>
        </table:table-row>
        <table:table-row table:style-name="ro1">
          <table:table-cell table:number-columns-repeated="4"/>
          <table:table-cell table:formula="of:=[.E20]*[.F$6]/100+[.E20]" office:value-type="float" office:value="156.92141883605" calcext:value-type="float">
            <text:p>156.92141883605</text:p>
          </table:table-cell>
          <table:table-cell table:formula="of:=ROUND([.F$2]/(([.F$4]+1)*[.E21]);0)-1" office:value-type="float" office:value="45882" calcext:value-type="float">
            <text:p>45882</text:p>
          </table:table-cell>
          <table:table-cell table:formula="of:=([.F$2]/(([.F$4]+1)*([.F21])))-([.F$2]/(([.F$4]+1)*([.F21]+1)))" office:value-type="float" office:value="0.00342009641985896" calcext:value-type="float">
            <text:p>0.00342009641985896</text:p>
          </table:table-cell>
          <table:table-cell/>
          <table:table-cell table:formula="of:=[.K20]+[.I20]" office:value-type="float" office:value="0.0348190169863768" calcext:value-type="float">
            <text:p>0.0348190169863768</text:p>
          </table:table-cell>
          <table:table-cell table:formula="of:=[.J20]+[.J$3]*[.I$9]" office:value-type="float" office:value="473.333333333333" calcext:value-type="float">
            <text:p>473.333333333333</text:p>
          </table:table-cell>
          <table:table-cell table:formula="of:=1/[.J21]" office:value-type="float" office:value="0.00211267605633803" calcext:value-type="float">
            <text:p>0.00211267605633803</text:p>
          </table:table-cell>
          <table:table-cell table:formula="of:=ROUND([.F$2]/(([.F$4]+1)*[.J21]);0)-1" office:value-type="float" office:value="15210" calcext:value-type="float">
            <text:p>15210</text:p>
          </table:table-cell>
          <table:table-cell table:number-columns-repeated="5"/>
          <table:table-cell table:formula="of:=[.R20]+PI()/(2*[.S$3])" office:value-type="float" office:value="0.408407044966673" calcext:value-type="float">
            <text:p>0.408407044966673</text:p>
          </table:table-cell>
          <table:table-cell table:formula="of:=SIN([.R21])" office:value-type="float" office:value="0.397147890634781" calcext:value-type="float">
            <text:p>0.397147890634781</text:p>
          </table:table-cell>
          <table:table-cell table:formula="of:=4*[.R21]/PI() - (4*POWER([.R21];2)/POWER(PI();2))" office:value-type="float" office:value="0.4524" calcext:value-type="float">
            <text:p>0.4524</text:p>
          </table:table-cell>
          <table:table-cell table:formula="of:=([.T21]-[.S21])/[.S21]" office:value-type="float" office:value="0.139122253115602" calcext:value-type="float">
            <text:p>0.139122253115602</text:p>
          </table:table-cell>
        </table:table-row>
        <table:table-row table:style-name="ro1">
          <table:table-cell table:number-columns-repeated="4"/>
          <table:table-cell table:formula="of:=[.E21]*[.F$6]/100+[.E21]" office:value-type="float" office:value="172.613560719655" calcext:value-type="float">
            <text:p>172.613560719655</text:p>
          </table:table-cell>
          <table:table-cell table:formula="of:=ROUND([.F$2]/(([.F$4]+1)*[.E22]);0)-1" office:value-type="float" office:value="41711" calcext:value-type="float">
            <text:p>41711</text:p>
          </table:table-cell>
          <table:table-cell table:formula="of:=([.F$2]/(([.F$4]+1)*([.F22])))-([.F$2]/(([.F$4]+1)*([.F22]+1)))" office:value-type="float" office:value="0.00413828961015383" calcext:value-type="float">
            <text:p>0.00413828961015383</text:p>
          </table:table-cell>
          <table:table-cell/>
          <table:table-cell table:formula="of:=[.K21]+[.I21]" office:value-type="float" office:value="0.0369316930427148" calcext:value-type="float">
            <text:p>0.0369316930427148</text:p>
          </table:table-cell>
          <table:table-cell table:formula="of:=[.J21]+[.J$3]*[.I$9]" office:value-type="float" office:value="486.666666666666" calcext:value-type="float">
            <text:p>486.666666666666</text:p>
          </table:table-cell>
          <table:table-cell table:formula="of:=1/[.J22]" office:value-type="float" office:value="0.00205479452054795" calcext:value-type="float">
            <text:p>0.00205479452054795</text:p>
          </table:table-cell>
          <table:table-cell table:formula="of:=ROUND([.F$2]/(([.F$4]+1)*[.J22]);0)-1" office:value-type="float" office:value="14794" calcext:value-type="float">
            <text:p>14794</text:p>
          </table:table-cell>
          <table:table-cell table:number-columns-repeated="5"/>
          <table:table-cell table:formula="of:=[.R21]+PI()/(2*[.S$3])" office:value-type="float" office:value="0.439822971502571" calcext:value-type="float">
            <text:p>0.439822971502571</text:p>
          </table:table-cell>
          <table:table-cell table:formula="of:=SIN([.R22])" office:value-type="float" office:value="0.425779291565073" calcext:value-type="float">
            <text:p>0.425779291565073</text:p>
          </table:table-cell>
          <table:table-cell table:formula="of:=4*[.R22]/PI() - (4*POWER([.R22];2)/POWER(PI();2))" office:value-type="float" office:value="0.4816" calcext:value-type="float">
            <text:p>0.4816</text:p>
          </table:table-cell>
          <table:table-cell table:formula="of:=([.T22]-[.S22])/[.S22]" office:value-type="float" office:value="0.131102450355776" calcext:value-type="float">
            <text:p>0.131102450355776</text:p>
          </table:table-cell>
        </table:table-row>
        <table:table-row table:style-name="ro1">
          <table:table-cell table:number-columns-repeated="4"/>
          <table:table-cell table:formula="of:=[.E22]*[.F$6]/100+[.E22]" office:value-type="float" office:value="189.87491679162" calcext:value-type="float">
            <text:p>189.87491679162</text:p>
          </table:table-cell>
          <table:table-cell table:formula="of:=ROUND([.F$2]/(([.F$4]+1)*[.E23]);0)-1" office:value-type="float" office:value="37919" calcext:value-type="float">
            <text:p>37919</text:p>
          </table:table-cell>
          <table:table-cell table:formula="of:=([.F$2]/(([.F$4]+1)*([.F23])))-([.F$2]/(([.F$4]+1)*([.F23]+1)))" office:value-type="float" office:value="0.0050073424331174" calcext:value-type="float">
            <text:p>0.0050073424331174</text:p>
          </table:table-cell>
          <table:table-cell/>
          <table:table-cell table:formula="of:=[.K22]+[.I22]" office:value-type="float" office:value="0.0389864875632628" calcext:value-type="float">
            <text:p>0.0389864875632628</text:p>
          </table:table-cell>
          <table:table-cell table:formula="of:=[.J22]+[.J$3]*[.I$9]" office:value-type="float" office:value="500" calcext:value-type="float">
            <text:p>500</text:p>
          </table:table-cell>
          <table:table-cell table:formula="of:=1/[.J23]" office:value-type="float" office:value="0.002" calcext:value-type="float">
            <text:p>0.002</text:p>
          </table:table-cell>
          <table:table-cell table:formula="of:=ROUND([.F$2]/(([.F$4]+1)*[.J23]);0)-1" office:value-type="float" office:value="14399" calcext:value-type="float">
            <text:p>14399</text:p>
          </table:table-cell>
          <table:table-cell table:number-columns-repeated="5"/>
          <table:table-cell table:formula="of:=[.R22]+PI()/(2*[.S$3])" office:value-type="float" office:value="0.471238898038469" calcext:value-type="float">
            <text:p>0.471238898038469</text:p>
          </table:table-cell>
          <table:table-cell table:formula="of:=SIN([.R23])" office:value-type="float" office:value="0.453990499739547" calcext:value-type="float">
            <text:p>0.453990499739547</text:p>
          </table:table-cell>
          <table:table-cell table:formula="of:=4*[.R23]/PI() - (4*POWER([.R23];2)/POWER(PI();2))" office:value-type="float" office:value="0.51" calcext:value-type="float">
            <text:p>0.51</text:p>
          </table:table-cell>
          <table:table-cell table:formula="of:=([.T23]-[.S23])/[.S23]" office:value-type="float" office:value="0.123371524938486" calcext:value-type="float">
            <text:p>0.123371524938486</text:p>
          </table:table-cell>
        </table:table-row>
        <table:table-row table:style-name="ro1">
          <table:table-cell table:number-columns-repeated="4"/>
          <table:table-cell table:formula="of:=[.E23]*[.F$6]/100+[.E23]" office:value-type="float" office:value="208.862408470783" calcext:value-type="float">
            <text:p>208.862408470783</text:p>
          </table:table-cell>
          <table:table-cell table:formula="of:=ROUND([.F$2]/(([.F$4]+1)*[.E24]);0)-1" office:value-type="float" office:value="34471" calcext:value-type="float">
            <text:p>34471</text:p>
          </table:table-cell>
          <table:table-cell table:formula="of:=([.F$2]/(([.F$4]+1)*([.F24])))-([.F$2]/(([.F$4]+1)*([.F24]+1)))" office:value-type="float" office:value="0.00605915598421802" calcext:value-type="float">
            <text:p>0.00605915598421802</text:p>
          </table:table-cell>
          <table:table-cell/>
          <table:table-cell table:formula="of:=[.K23]+[.I23]" office:value-type="float" office:value="0.0409864875632628" calcext:value-type="float">
            <text:p>0.0409864875632628</text:p>
          </table:table-cell>
          <table:table-cell table:formula="of:=[.J23]+[.J$3]*[.I$9]" office:value-type="float" office:value="513.333333333333" calcext:value-type="float">
            <text:p>513.333333333333</text:p>
          </table:table-cell>
          <table:table-cell table:formula="of:=1/[.J24]" office:value-type="float" office:value="0.00194805194805195" calcext:value-type="float">
            <text:p>0.00194805194805195</text:p>
          </table:table-cell>
          <table:table-cell table:formula="of:=ROUND([.F$2]/(([.F$4]+1)*[.J24]);0)-1" office:value-type="float" office:value="14025" calcext:value-type="float">
            <text:p>14025</text:p>
          </table:table-cell>
          <table:table-cell table:number-columns-repeated="5"/>
          <table:table-cell table:formula="of:=[.R23]+PI()/(2*[.S$3])" office:value-type="float" office:value="0.502654824574367" calcext:value-type="float">
            <text:p>0.502654824574367</text:p>
          </table:table-cell>
          <table:table-cell table:formula="of:=SIN([.R24])" office:value-type="float" office:value="0.481753674101715" calcext:value-type="float">
            <text:p>0.481753674101715</text:p>
          </table:table-cell>
          <table:table-cell table:formula="of:=4*[.R24]/PI() - (4*POWER([.R24];2)/POWER(PI();2))" office:value-type="float" office:value="0.5376" calcext:value-type="float">
            <text:p>0.5376</text:p>
          </table:table-cell>
          <table:table-cell table:formula="of:=([.T24]-[.S24])/[.S24]" office:value-type="float" office:value="0.115922989071991" calcext:value-type="float">
            <text:p>0.115922989071991</text:p>
          </table:table-cell>
        </table:table-row>
        <table:table-row table:style-name="ro1">
          <table:table-cell table:number-columns-repeated="4"/>
          <table:table-cell table:formula="of:=[.E24]*[.F$6]/100+[.E24]" office:value-type="float" office:value="229.748649317861" calcext:value-type="float">
            <text:p>229.748649317861</text:p>
          </table:table-cell>
          <table:table-cell table:formula="of:=ROUND([.F$2]/(([.F$4]+1)*[.E25]);0)-1" office:value-type="float" office:value="31338" calcext:value-type="float">
            <text:p>31338</text:p>
          </table:table-cell>
          <table:table-cell table:formula="of:=([.F$2]/(([.F$4]+1)*([.F25])))-([.F$2]/(([.F$4]+1)*([.F25]+1)))" office:value-type="float" office:value="0.00733121718971574" calcext:value-type="float">
            <text:p>0.00733121718971574</text:p>
          </table:table-cell>
          <table:table-cell/>
          <table:table-cell table:formula="of:=[.K24]+[.I24]" office:value-type="float" office:value="0.0429345395113147" calcext:value-type="float">
            <text:p>0.0429345395113147</text:p>
          </table:table-cell>
          <table:table-cell table:formula="of:=[.J24]+[.J$3]*[.I$9]" office:value-type="float" office:value="526.666666666666" calcext:value-type="float">
            <text:p>526.666666666666</text:p>
          </table:table-cell>
          <table:table-cell table:formula="of:=1/[.J25]" office:value-type="float" office:value="0.00189873417721519" calcext:value-type="float">
            <text:p>0.00189873417721519</text:p>
          </table:table-cell>
          <table:table-cell table:formula="of:=ROUND([.F$2]/(([.F$4]+1)*[.J25]);0)-1" office:value-type="float" office:value="13670" calcext:value-type="float">
            <text:p>13670</text:p>
          </table:table-cell>
          <table:table-cell table:number-columns-repeated="5"/>
          <table:table-cell table:formula="of:=[.R24]+PI()/(2*[.S$3])" office:value-type="float" office:value="0.534070751110265" calcext:value-type="float">
            <text:p>0.534070751110265</text:p>
          </table:table-cell>
          <table:table-cell table:formula="of:=SIN([.R25])" office:value-type="float" office:value="0.509041415750371" calcext:value-type="float">
            <text:p>0.509041415750371</text:p>
          </table:table-cell>
          <table:table-cell table:formula="of:=4*[.R25]/PI() - (4*POWER([.R25];2)/POWER(PI();2))" office:value-type="float" office:value="0.5644" calcext:value-type="float">
            <text:p>0.5644</text:p>
          </table:table-cell>
          <table:table-cell table:formula="of:=([.T25]-[.S25])/[.S25]" office:value-type="float" office:value="0.108750648840675" calcext:value-type="float">
            <text:p>0.108750648840675</text:p>
          </table:table-cell>
        </table:table-row>
        <table:table-row table:style-name="ro1">
          <table:table-cell table:number-columns-repeated="4"/>
          <table:table-cell table:formula="of:=[.E25]*[.F$6]/100+[.E25]" office:value-type="float" office:value="252.723514249647" calcext:value-type="float">
            <text:p>252.723514249647</text:p>
          </table:table-cell>
          <table:table-cell table:formula="of:=ROUND([.F$2]/(([.F$4]+1)*[.E26]);0)-1" office:value-type="float" office:value="28489" calcext:value-type="float">
            <text:p>28489</text:p>
          </table:table-cell>
          <table:table-cell table:formula="of:=([.F$2]/(([.F$4]+1)*([.F26])))-([.F$2]/(([.F$4]+1)*([.F26]+1)))" office:value-type="float" office:value="0.00887080110641136" calcext:value-type="float">
            <text:p>0.00887080110641136</text:p>
          </table:table-cell>
          <table:table-cell/>
          <table:table-cell table:formula="of:=[.K25]+[.I25]" office:value-type="float" office:value="0.0448332736885299" calcext:value-type="float">
            <text:p>0.0448332736885299</text:p>
          </table:table-cell>
          <table:table-cell table:formula="of:=[.J25]+[.J$3]*[.I$9]" office:value-type="float" office:value="540" calcext:value-type="float">
            <text:p>540</text:p>
          </table:table-cell>
          <table:table-cell table:formula="of:=1/[.J26]" office:value-type="float" office:value="0.00185185185185185" calcext:value-type="float">
            <text:p>0.00185185185185185</text:p>
          </table:table-cell>
          <table:table-cell table:formula="of:=ROUND([.F$2]/(([.F$4]+1)*[.J26]);0)-1" office:value-type="float" office:value="13332" calcext:value-type="float">
            <text:p>13332</text:p>
          </table:table-cell>
          <table:table-cell table:number-columns-repeated="5"/>
          <table:table-cell table:formula="of:=[.R25]+PI()/(2*[.S$3])" office:value-type="float" office:value="0.565486677646163" calcext:value-type="float">
            <text:p>0.565486677646163</text:p>
          </table:table-cell>
          <table:table-cell table:formula="of:=SIN([.R26])" office:value-type="float" office:value="0.535826794978997" calcext:value-type="float">
            <text:p>0.535826794978997</text:p>
          </table:table-cell>
          <table:table-cell table:formula="of:=4*[.R26]/PI() - (4*POWER([.R26];2)/POWER(PI();2))" office:value-type="float" office:value="0.5904" calcext:value-type="float">
            <text:p>0.5904</text:p>
          </table:table-cell>
          <table:table-cell table:formula="of:=([.T26]-[.S26])/[.S26]" office:value-type="float" office:value="0.101848592740015" calcext:value-type="float">
            <text:p>0.101848592740015</text:p>
          </table:table-cell>
        </table:table-row>
        <table:table-row table:style-name="ro1">
          <table:table-cell table:number-columns-repeated="4"/>
          <table:table-cell table:formula="of:=[.E26]*[.F$6]/100+[.E26]" office:value-type="float" office:value="277.995865674612" calcext:value-type="float">
            <text:p>277.995865674612</text:p>
          </table:table-cell>
          <table:table-cell table:formula="of:=ROUND([.F$2]/(([.F$4]+1)*[.E27]);0)-1" office:value-type="float" office:value="25899" calcext:value-type="float">
            <text:p>25899</text:p>
          </table:table-cell>
          <table:table-cell table:formula="of:=([.F$2]/(([.F$4]+1)*([.F27])))-([.F$2]/(([.F$4]+1)*([.F27]+1)))" office:value-type="float" office:value="0.0107337070153903" calcext:value-type="float">
            <text:p>0.0107337070153903</text:p>
          </table:table-cell>
          <table:table-cell/>
          <table:table-cell table:formula="of:=[.K26]+[.I26]" office:value-type="float" office:value="0.0466851255403818" calcext:value-type="float">
            <text:p>0.0466851255403818</text:p>
          </table:table-cell>
          <table:table-cell table:formula="of:=[.J26]+[.J$3]*[.I$9]" office:value-type="float" office:value="553.333333333333" calcext:value-type="float">
            <text:p>553.333333333333</text:p>
          </table:table-cell>
          <table:table-cell table:formula="of:=1/[.J27]" office:value-type="float" office:value="0.00180722891566265" calcext:value-type="float">
            <text:p>0.00180722891566265</text:p>
          </table:table-cell>
          <table:table-cell table:formula="of:=ROUND([.F$2]/(([.F$4]+1)*[.J27]);0)-1" office:value-type="float" office:value="13011" calcext:value-type="float">
            <text:p>13011</text:p>
          </table:table-cell>
          <table:table-cell table:number-columns-repeated="5"/>
          <table:table-cell table:formula="of:=[.R26]+PI()/(2*[.S$3])" office:value-type="float" office:value="0.596902604182061" calcext:value-type="float">
            <text:p>0.596902604182061</text:p>
          </table:table-cell>
          <table:table-cell table:formula="of:=SIN([.R27])" office:value-type="float" office:value="0.562083377852131" calcext:value-type="float">
            <text:p>0.562083377852131</text:p>
          </table:table-cell>
          <table:table-cell table:formula="of:=4*[.R27]/PI() - (4*POWER([.R27];2)/POWER(PI();2))" office:value-type="float" office:value="0.6156" calcext:value-type="float">
            <text:p>0.6156</text:p>
          </table:table-cell>
          <table:table-cell table:formula="of:=([.T27]-[.S27])/[.S27]" office:value-type="float" office:value="0.0952111808614066" calcext:value-type="float">
            <text:p>0.0952111808614066</text:p>
          </table:table-cell>
        </table:table-row>
        <table:table-row table:style-name="ro1">
          <table:table-cell table:number-columns-repeated="4"/>
          <table:table-cell table:formula="of:=[.E27]*[.F$6]/100+[.E27]" office:value-type="float" office:value="305.795452242073" calcext:value-type="float">
            <text:p>305.795452242073</text:p>
          </table:table-cell>
          <table:table-cell table:formula="of:=ROUND([.F$2]/(([.F$4]+1)*[.E28]);0)-1" office:value-type="float" office:value="23544" calcext:value-type="float">
            <text:p>23544</text:p>
          </table:table-cell>
          <table:table-cell table:formula="of:=([.F$2]/(([.F$4]+1)*([.F28])))-([.F$2]/(([.F$4]+1)*([.F28]+1)))" office:value-type="float" office:value="0.0129883371226356" calcext:value-type="float">
            <text:p>0.0129883371226356</text:p>
          </table:table-cell>
          <table:table-cell/>
          <table:table-cell table:formula="of:=[.K27]+[.I27]" office:value-type="float" office:value="0.0484923544560444" calcext:value-type="float">
            <text:p>0.0484923544560444</text:p>
          </table:table-cell>
          <table:table-cell table:formula="of:=[.J27]+[.J$3]*[.I$9]" office:value-type="float" office:value="566.666666666667" calcext:value-type="float">
            <text:p>566.666666666667</text:p>
          </table:table-cell>
          <table:table-cell table:formula="of:=1/[.J28]" office:value-type="float" office:value="0.00176470588235294" calcext:value-type="float">
            <text:p>0.00176470588235294</text:p>
          </table:table-cell>
          <table:table-cell table:formula="of:=ROUND([.F$2]/(([.F$4]+1)*[.J28]);0)-1" office:value-type="float" office:value="12705" calcext:value-type="float">
            <text:p>12705</text:p>
          </table:table-cell>
          <table:table-cell table:number-columns-repeated="5"/>
          <table:table-cell table:formula="of:=[.R27]+PI()/(2*[.S$3])" office:value-type="float" office:value="0.628318530717959" calcext:value-type="float">
            <text:p>0.628318530717959</text:p>
          </table:table-cell>
          <table:table-cell table:formula="of:=SIN([.R28])" office:value-type="float" office:value="0.587785252292473" calcext:value-type="float">
            <text:p>0.587785252292473</text:p>
          </table:table-cell>
          <table:table-cell table:formula="of:=4*[.R28]/PI() - (4*POWER([.R28];2)/POWER(PI();2))" office:value-type="float" office:value="0.64" calcext:value-type="float">
            <text:p>0.64</text:p>
          </table:table-cell>
          <table:table-cell table:formula="of:=([.T28]-[.S28])/[.S28]" office:value-type="float" office:value="0.0888330346906111" calcext:value-type="float">
            <text:p>0.0888330346906111</text:p>
          </table:table-cell>
        </table:table-row>
        <table:table-row table:style-name="ro1">
          <table:table-cell table:number-columns-repeated="4"/>
          <table:table-cell table:formula="of:=[.E28]*[.F$6]/100+[.E28]" office:value-type="float" office:value="336.37499746628" calcext:value-type="float">
            <text:p>336.37499746628</text:p>
          </table:table-cell>
          <table:table-cell table:formula="of:=ROUND([.F$2]/(([.F$4]+1)*[.E29]);0)-1" office:value-type="float" office:value="21404" calcext:value-type="float">
            <text:p>21404</text:p>
          </table:table-cell>
          <table:table-cell table:formula="of:=([.F$2]/(([.F$4]+1)*([.F29])))-([.F$2]/(([.F$4]+1)*([.F29]+1)))" office:value-type="float" office:value="0.0157152871896642" calcext:value-type="float">
            <text:p>0.0157152871896642</text:p>
          </table:table-cell>
          <table:table-cell/>
          <table:table-cell table:formula="of:=[.K28]+[.I28]" office:value-type="float" office:value="0.0502570603383974" calcext:value-type="float">
            <text:p>0.0502570603383974</text:p>
          </table:table-cell>
          <table:table-cell table:formula="of:=[.J28]+[.J$3]*[.I$9]" office:value-type="float" office:value="580" calcext:value-type="float">
            <text:p>580</text:p>
          </table:table-cell>
          <table:table-cell table:formula="of:=1/[.J29]" office:value-type="float" office:value="0.00172413793103448" calcext:value-type="float">
            <text:p>0.00172413793103448</text:p>
          </table:table-cell>
          <table:table-cell table:formula="of:=ROUND([.F$2]/(([.F$4]+1)*[.J29]);0)-1" office:value-type="float" office:value="12413" calcext:value-type="float">
            <text:p>12413</text:p>
          </table:table-cell>
          <table:table-cell table:number-columns-repeated="5"/>
          <table:table-cell table:formula="of:=[.R28]+PI()/(2*[.S$3])" office:value-type="float" office:value="0.659734457253857" calcext:value-type="float">
            <text:p>0.659734457253857</text:p>
          </table:table-cell>
          <table:table-cell table:formula="of:=SIN([.R29])" office:value-type="float" office:value="0.612907053652977" calcext:value-type="float">
            <text:p>0.612907053652977</text:p>
          </table:table-cell>
          <table:table-cell table:formula="of:=4*[.R29]/PI() - (4*POWER([.R29];2)/POWER(PI();2))" office:value-type="float" office:value="0.6636" calcext:value-type="float">
            <text:p>0.6636</text:p>
          </table:table-cell>
          <table:table-cell table:formula="of:=([.T29]-[.S29])/[.S29]" office:value-type="float" office:value="0.0827090274861243" calcext:value-type="float">
            <text:p>0.0827090274861243</text:p>
          </table:table-cell>
        </table:table-row>
        <table:table-row table:style-name="ro1">
          <table:table-cell table:number-columns-repeated="4"/>
          <table:table-cell table:formula="of:=[.E29]*[.F$6]/100+[.E29]" office:value-type="float" office:value="370.012497212908" calcext:value-type="float">
            <text:p>370.012497212908</text:p>
          </table:table-cell>
          <table:table-cell table:formula="of:=ROUND([.F$2]/(([.F$4]+1)*[.E30]);0)-1" office:value-type="float" office:value="19458" calcext:value-type="float">
            <text:p>19458</text:p>
          </table:table-cell>
          <table:table-cell table:formula="of:=([.F$2]/(([.F$4]+1)*([.F30])))-([.F$2]/(([.F$4]+1)*([.F30]+1)))" office:value-type="float" office:value="0.0190157640208213" calcext:value-type="float">
            <text:p>0.0190157640208213</text:p>
          </table:table-cell>
          <table:table-cell/>
          <table:table-cell table:formula="of:=[.K29]+[.I29]" office:value-type="float" office:value="0.0519811982694319" calcext:value-type="float">
            <text:p>0.0519811982694319</text:p>
          </table:table-cell>
          <table:table-cell table:formula="of:=[.J29]+[.J$3]*[.I$9]" office:value-type="float" office:value="593.333333333333" calcext:value-type="float">
            <text:p>593.333333333333</text:p>
          </table:table-cell>
          <table:table-cell table:formula="of:=1/[.J30]" office:value-type="float" office:value="0.00168539325842697" calcext:value-type="float">
            <text:p>0.00168539325842697</text:p>
          </table:table-cell>
          <table:table-cell table:formula="of:=ROUND([.F$2]/(([.F$4]+1)*[.J30]);0)-1" office:value-type="float" office:value="12134" calcext:value-type="float">
            <text:p>12134</text:p>
          </table:table-cell>
          <table:table-cell table:number-columns-repeated="5"/>
          <table:table-cell table:formula="of:=[.R29]+PI()/(2*[.S$3])" office:value-type="float" office:value="0.691150383789755" calcext:value-type="float">
            <text:p>0.691150383789755</text:p>
          </table:table-cell>
          <table:table-cell table:formula="of:=SIN([.R30])" office:value-type="float" office:value="0.63742398974869" calcext:value-type="float">
            <text:p>0.63742398974869</text:p>
          </table:table-cell>
          <table:table-cell table:formula="of:=4*[.R30]/PI() - (4*POWER([.R30];2)/POWER(PI();2))" office:value-type="float" office:value="0.6864" calcext:value-type="float">
            <text:p>0.6864</text:p>
          </table:table-cell>
          <table:table-cell table:formula="of:=([.T30]-[.S30])/[.S30]" office:value-type="float" office:value="0.076834275206083" calcext:value-type="float">
            <text:p>0.076834275206083</text:p>
          </table:table-cell>
        </table:table-row>
        <table:table-row table:style-name="ro1">
          <table:table-cell table:number-columns-repeated="4"/>
          <table:table-cell table:formula="of:=[.E30]*[.F$6]/100+[.E30]" office:value-type="float" office:value="407.013746934199" calcext:value-type="float">
            <text:p>407.013746934199</text:p>
          </table:table-cell>
          <table:table-cell table:formula="of:=ROUND([.F$2]/(([.F$4]+1)*[.E31]);0)-1" office:value-type="float" office:value="17689" calcext:value-type="float">
            <text:p>17689</text:p>
          </table:table-cell>
          <table:table-cell table:formula="of:=([.F$2]/(([.F$4]+1)*([.F31])))-([.F$2]/(([.F$4]+1)*([.F31]+1)))" office:value-type="float" office:value="0.02300919271579" calcext:value-type="float">
            <text:p>0.02300919271579</text:p>
          </table:table-cell>
          <table:table-cell/>
          <table:table-cell table:formula="of:=[.K30]+[.I30]" office:value-type="float" office:value="0.0536665915278588" calcext:value-type="float">
            <text:p>0.0536665915278588</text:p>
          </table:table-cell>
          <table:table-cell table:formula="of:=[.J30]+[.J$3]*[.I$9]" office:value-type="float" office:value="606.666666666667" calcext:value-type="float">
            <text:p>606.666666666667</text:p>
          </table:table-cell>
          <table:table-cell table:formula="of:=1/[.J31]" office:value-type="float" office:value="0.00164835164835165" calcext:value-type="float">
            <text:p>0.00164835164835165</text:p>
          </table:table-cell>
          <table:table-cell table:formula="of:=ROUND([.F$2]/(([.F$4]+1)*[.J31]);0)-1" office:value-type="float" office:value="11867" calcext:value-type="float">
            <text:p>11867</text:p>
          </table:table-cell>
          <table:table-cell table:number-columns-repeated="5"/>
          <table:table-cell table:formula="of:=[.R30]+PI()/(2*[.S$3])" office:value-type="float" office:value="0.722566310325653" calcext:value-type="float">
            <text:p>0.722566310325653</text:p>
          </table:table-cell>
          <table:table-cell table:formula="of:=SIN([.R31])" office:value-type="float" office:value="0.661311865323652" calcext:value-type="float">
            <text:p>0.661311865323652</text:p>
          </table:table-cell>
          <table:table-cell table:formula="of:=4*[.R31]/PI() - (4*POWER([.R31];2)/POWER(PI();2))" office:value-type="float" office:value="0.7084" calcext:value-type="float">
            <text:p>0.7084</text:p>
          </table:table-cell>
          <table:table-cell table:formula="of:=([.T31]-[.S31])/[.S31]" office:value-type="float" office:value="0.0712041279545207" calcext:value-type="float">
            <text:p>0.0712041279545207</text:p>
          </table:table-cell>
        </table:table-row>
        <table:table-row table:style-name="ro1">
          <table:table-cell table:number-columns-repeated="4"/>
          <table:table-cell table:formula="of:=[.E31]*[.F$6]/100+[.E31]" office:value-type="float" office:value="447.715121627619" calcext:value-type="float">
            <text:p>447.715121627619</text:p>
          </table:table-cell>
          <table:table-cell table:formula="of:=ROUND([.F$2]/(([.F$4]+1)*[.E32]);0)-1" office:value-type="float" office:value="16081" calcext:value-type="float">
            <text:p>16081</text:p>
          </table:table-cell>
          <table:table-cell table:formula="of:=([.F$2]/(([.F$4]+1)*([.F32])))-([.F$2]/(([.F$4]+1)*([.F32]+1)))" office:value-type="float" office:value="0.0278406510331592" calcext:value-type="float">
            <text:p>0.0278406510331592</text:p>
          </table:table-cell>
          <table:table-cell/>
          <table:table-cell table:formula="of:=[.K31]+[.I31]" office:value-type="float" office:value="0.0553149431762105" calcext:value-type="float">
            <text:p>0.0553149431762105</text:p>
          </table:table-cell>
          <table:table-cell table:formula="of:=[.J31]+[.J$3]*[.I$9]" office:value-type="float" office:value="620" calcext:value-type="float">
            <text:p>620</text:p>
          </table:table-cell>
          <table:table-cell table:formula="of:=1/[.J32]" office:value-type="float" office:value="0.00161290322580645" calcext:value-type="float">
            <text:p>0.00161290322580645</text:p>
          </table:table-cell>
          <table:table-cell table:formula="of:=ROUND([.F$2]/(([.F$4]+1)*[.J32]);0)-1" office:value-type="float" office:value="11612" calcext:value-type="float">
            <text:p>11612</text:p>
          </table:table-cell>
          <table:table-cell table:number-columns-repeated="5"/>
          <table:table-cell table:formula="of:=[.R31]+PI()/(2*[.S$3])" office:value-type="float" office:value="0.753982236861551" calcext:value-type="float">
            <text:p>0.753982236861551</text:p>
          </table:table-cell>
          <table:table-cell table:formula="of:=SIN([.R32])" office:value-type="float" office:value="0.684547105928689" calcext:value-type="float">
            <text:p>0.684547105928689</text:p>
          </table:table-cell>
          <table:table-cell table:formula="of:=4*[.R32]/PI() - (4*POWER([.R32];2)/POWER(PI();2))" office:value-type="float" office:value="0.7296" calcext:value-type="float">
            <text:p>0.7296</text:p>
          </table:table-cell>
          <table:table-cell table:formula="of:=([.T32]-[.S32])/[.S32]" office:value-type="float" office:value="0.0658141619197857" calcext:value-type="float">
            <text:p>0.0658141619197857</text:p>
          </table:table-cell>
        </table:table-row>
        <table:table-row table:style-name="ro1">
          <table:table-cell table:number-columns-repeated="4"/>
          <table:table-cell table:formula="of:=[.E32]*[.F$6]/100+[.E32]" office:value-type="float" office:value="492.486633790381" calcext:value-type="float">
            <text:p>492.486633790381</text:p>
          </table:table-cell>
          <table:table-cell table:formula="of:=ROUND([.F$2]/(([.F$4]+1)*[.E33]);0)-1" office:value-type="float" office:value="14619" calcext:value-type="float">
            <text:p>14619</text:p>
          </table:table-cell>
          <table:table-cell table:formula="of:=([.F$2]/(([.F$4]+1)*([.F33])))-([.F$2]/(([.F$4]+1)*([.F33]+1)))" office:value-type="float" office:value="0.0336873972358944" calcext:value-type="float">
            <text:p>0.0336873972358944</text:p>
          </table:table-cell>
          <table:table-cell/>
          <table:table-cell table:formula="of:=[.K32]+[.I32]" office:value-type="float" office:value="0.0569278464020169" calcext:value-type="float">
            <text:p>0.0569278464020169</text:p>
          </table:table-cell>
          <table:table-cell table:formula="of:=[.J32]+[.J$3]*[.I$9]" office:value-type="float" office:value="633.333333333333" calcext:value-type="float">
            <text:p>633.333333333333</text:p>
          </table:table-cell>
          <table:table-cell table:formula="of:=1/[.J33]" office:value-type="float" office:value="0.00157894736842105" calcext:value-type="float">
            <text:p>0.00157894736842105</text:p>
          </table:table-cell>
          <table:table-cell table:formula="of:=ROUND([.F$2]/(([.F$4]+1)*[.J33]);0)-1" office:value-type="float" office:value="11367" calcext:value-type="float">
            <text:p>11367</text:p>
          </table:table-cell>
          <table:table-cell table:number-columns-repeated="5"/>
          <table:table-cell table:formula="of:=[.R32]+PI()/(2*[.S$3])" office:value-type="float" office:value="0.785398163397449" calcext:value-type="float">
            <text:p>0.785398163397449</text:p>
          </table:table-cell>
          <table:table-cell table:formula="of:=SIN([.R33])" office:value-type="float" office:value="0.707106781186548" calcext:value-type="float">
            <text:p>0.707106781186548</text:p>
          </table:table-cell>
          <table:table-cell table:formula="of:=4*[.R33]/PI() - (4*POWER([.R33];2)/POWER(PI();2))" office:value-type="float" office:value="0.75" calcext:value-type="float">
            <text:p>0.75</text:p>
          </table:table-cell>
          <table:table-cell table:formula="of:=([.T33]-[.S33])/[.S33]" office:value-type="float" office:value="0.0606601717798214" calcext:value-type="float">
            <text:p>0.0606601717798214</text:p>
          </table:table-cell>
        </table:table-row>
        <table:table-row table:style-name="ro1">
          <table:table-cell table:number-columns-repeated="4"/>
          <table:table-cell table:formula="of:=[.E33]*[.F$6]/100+[.E33]" office:value-type="float" office:value="541.735297169419" calcext:value-type="float">
            <text:p>541.735297169419</text:p>
          </table:table-cell>
          <table:table-cell table:formula="of:=ROUND([.F$2]/(([.F$4]+1)*[.E34]);0)-1" office:value-type="float" office:value="13290" calcext:value-type="float">
            <text:p>13290</text:p>
          </table:table-cell>
          <table:table-cell table:formula="of:=([.F$2]/(([.F$4]+1)*([.F34])))-([.F$2]/(([.F$4]+1)*([.F34]+1)))" office:value-type="float" office:value="0.0407614718491232" calcext:value-type="float">
            <text:p>0.0407614718491232</text:p>
          </table:table-cell>
          <table:table-cell/>
          <table:table-cell table:formula="of:=[.K33]+[.I33]" office:value-type="float" office:value="0.058506793770438" calcext:value-type="float">
            <text:p>0.058506793770438</text:p>
          </table:table-cell>
          <table:table-cell table:formula="of:=[.J33]+[.J$3]*[.I$9]" office:value-type="float" office:value="646.666666666667" calcext:value-type="float">
            <text:p>646.666666666667</text:p>
          </table:table-cell>
          <table:table-cell table:formula="of:=1/[.J34]" office:value-type="float" office:value="0.00154639175257732" calcext:value-type="float">
            <text:p>0.00154639175257732</text:p>
          </table:table-cell>
          <table:table-cell table:formula="of:=ROUND([.F$2]/(([.F$4]+1)*[.J34]);0)-1" office:value-type="float" office:value="11133" calcext:value-type="float">
            <text:p>11133</text:p>
          </table:table-cell>
          <table:table-cell table:number-columns-repeated="5"/>
          <table:table-cell table:formula="of:=[.R33]+PI()/(2*[.S$3])" office:value-type="float" office:value="0.816814089933347" calcext:value-type="float">
            <text:p>0.816814089933347</text:p>
          </table:table-cell>
          <table:table-cell table:formula="of:=SIN([.R34])" office:value-type="float" office:value="0.728968627421412" calcext:value-type="float">
            <text:p>0.728968627421412</text:p>
          </table:table-cell>
          <table:table-cell table:formula="of:=4*[.R34]/PI() - (4*POWER([.R34];2)/POWER(PI();2))" office:value-type="float" office:value="0.7696" calcext:value-type="float">
            <text:p>0.7696</text:p>
          </table:table-cell>
          <table:table-cell table:formula="of:=([.T34]-[.S34])/[.S34]" office:value-type="float" office:value="0.0557381635507611" calcext:value-type="float">
            <text:p>0.0557381635507611</text:p>
          </table:table-cell>
        </table:table-row>
        <table:table-row table:style-name="ro1">
          <table:table-cell table:number-columns-repeated="4"/>
          <table:table-cell table:formula="of:=[.E34]*[.F$6]/100+[.E34]" office:value-type="float" office:value="595.90882688636" calcext:value-type="float">
            <text:p>595.90882688636</text:p>
          </table:table-cell>
          <table:table-cell table:formula="of:=ROUND([.F$2]/(([.F$4]+1)*[.E35]);0)-1" office:value-type="float" office:value="12081" calcext:value-type="float">
            <text:p>12081</text:p>
          </table:table-cell>
          <table:table-cell table:formula="of:=([.F$2]/(([.F$4]+1)*([.F35])))-([.F$2]/(([.F$4]+1)*([.F35]+1)))" office:value-type="float" office:value="0.0493276903004016" calcext:value-type="float">
            <text:p>0.0493276903004016</text:p>
          </table:table-cell>
          <table:table-cell/>
          <table:table-cell table:formula="of:=[.K34]+[.I34]" office:value-type="float" office:value="0.0600531855230153" calcext:value-type="float">
            <text:p>0.0600531855230153</text:p>
          </table:table-cell>
          <table:table-cell table:formula="of:=[.J34]+[.J$3]*[.I$9]" office:value-type="float" office:value="660" calcext:value-type="float">
            <text:p>660</text:p>
          </table:table-cell>
          <table:table-cell table:formula="of:=1/[.J35]" office:value-type="float" office:value="0.00151515151515152" calcext:value-type="float">
            <text:p>0.00151515151515152</text:p>
          </table:table-cell>
          <table:table-cell table:formula="of:=ROUND([.F$2]/(([.F$4]+1)*[.J35]);0)-1" office:value-type="float" office:value="10908" calcext:value-type="float">
            <text:p>10908</text:p>
          </table:table-cell>
          <table:table-cell table:number-columns-repeated="5"/>
          <table:table-cell table:formula="of:=[.R34]+PI()/(2*[.S$3])" office:value-type="float" office:value="0.848230016469245" calcext:value-type="float">
            <text:p>0.848230016469245</text:p>
          </table:table-cell>
          <table:table-cell table:formula="of:=SIN([.R35])" office:value-type="float" office:value="0.75011106963046" calcext:value-type="float">
            <text:p>0.75011106963046</text:p>
          </table:table-cell>
          <table:table-cell table:formula="of:=4*[.R35]/PI() - (4*POWER([.R35];2)/POWER(PI();2))" office:value-type="float" office:value="0.7884" calcext:value-type="float">
            <text:p>0.7884</text:p>
          </table:table-cell>
          <table:table-cell table:formula="of:=([.T35]-[.S35])/[.S35]" office:value-type="float" office:value="0.0510443478569158" calcext:value-type="float">
            <text:p>0.0510443478569158</text:p>
          </table:table-cell>
        </table:table-row>
        <table:table-row table:style-name="ro1">
          <table:table-cell table:number-columns-repeated="4"/>
          <table:table-cell table:formula="of:=[.E35]*[.F$6]/100+[.E35]" office:value-type="float" office:value="655.499709574996" calcext:value-type="float">
            <text:p>655.499709574996</text:p>
          </table:table-cell>
          <table:table-cell table:formula="of:=ROUND([.F$2]/(([.F$4]+1)*[.E36]);0)-1" office:value-type="float" office:value="10983" calcext:value-type="float">
            <text:p>10983</text:p>
          </table:table-cell>
          <table:table-cell table:formula="of:=([.F$2]/(([.F$4]+1)*([.F36])))-([.F$2]/(([.F$4]+1)*([.F36]+1)))" office:value-type="float" office:value="0.0596830472095462" calcext:value-type="float">
            <text:p>0.0596830472095462</text:p>
          </table:table-cell>
          <table:table-cell/>
          <table:table-cell table:formula="of:=[.K35]+[.I35]" office:value-type="float" office:value="0.0615683370381668" calcext:value-type="float">
            <text:p>0.0615683370381668</text:p>
          </table:table-cell>
          <table:table-cell table:formula="of:=[.J35]+[.J$3]*[.I$9]" office:value-type="float" office:value="673.333333333334" calcext:value-type="float">
            <text:p>673.333333333334</text:p>
          </table:table-cell>
          <table:table-cell table:formula="of:=1/[.J36]" office:value-type="float" office:value="0.00148514851485148" calcext:value-type="float">
            <text:p>0.00148514851485148</text:p>
          </table:table-cell>
          <table:table-cell table:formula="of:=ROUND([.F$2]/(([.F$4]+1)*[.J36]);0)-1" office:value-type="float" office:value="10692" calcext:value-type="float">
            <text:p>10692</text:p>
          </table:table-cell>
          <table:table-cell table:number-columns-repeated="5"/>
          <table:table-cell table:formula="of:=[.R35]+PI()/(2*[.S$3])" office:value-type="float" office:value="0.879645943005142" calcext:value-type="float">
            <text:p>0.879645943005142</text:p>
          </table:table-cell>
          <table:table-cell table:formula="of:=SIN([.R36])" office:value-type="float" office:value="0.77051324277579" calcext:value-type="float">
            <text:p>0.77051324277579</text:p>
          </table:table-cell>
          <table:table-cell table:formula="of:=4*[.R36]/PI() - (4*POWER([.R36];2)/POWER(PI();2))" office:value-type="float" office:value="0.8064" calcext:value-type="float">
            <text:p>0.8064</text:p>
          </table:table-cell>
          <table:table-cell table:formula="of:=([.T36]-[.S36])/[.S36]" office:value-type="float" office:value="0.0465751336017639" calcext:value-type="float">
            <text:p>0.0465751336017639</text:p>
          </table:table-cell>
        </table:table-row>
        <table:table-row table:style-name="ro1">
          <table:table-cell table:number-columns-repeated="4"/>
          <table:table-cell table:formula="of:=[.E36]*[.F$6]/100+[.E36]" office:value-type="float" office:value="721.049680532496" calcext:value-type="float">
            <text:p>721.049680532496</text:p>
          </table:table-cell>
          <table:table-cell table:formula="of:=ROUND([.F$2]/(([.F$4]+1)*[.E37]);0)-1" office:value-type="float" office:value="9984" calcext:value-type="float">
            <text:p>9984</text:p>
          </table:table-cell>
          <table:table-cell table:formula="of:=([.F$2]/(([.F$4]+1)*([.F37])))-([.F$2]/(([.F$4]+1)*([.F37]+1)))" office:value-type="float" office:value="0.0722237201956659" calcext:value-type="float">
            <text:p>0.0722237201956659</text:p>
          </table:table-cell>
          <table:table-cell/>
          <table:table-cell table:formula="of:=[.K36]+[.I36]" office:value-type="float" office:value="0.0630534855530183" calcext:value-type="float">
            <text:p>0.0630534855530183</text:p>
          </table:table-cell>
          <table:table-cell table:formula="of:=[.J36]+[.J$3]*[.I$9]" office:value-type="float" office:value="686.666666666667" calcext:value-type="float">
            <text:p>686.666666666667</text:p>
          </table:table-cell>
          <table:table-cell table:formula="of:=1/[.J37]" office:value-type="float" office:value="0.00145631067961165" calcext:value-type="float">
            <text:p>0.00145631067961165</text:p>
          </table:table-cell>
          <table:table-cell table:formula="of:=ROUND([.F$2]/(([.F$4]+1)*[.J37]);0)-1" office:value-type="float" office:value="10484" calcext:value-type="float">
            <text:p>10484</text:p>
          </table:table-cell>
          <table:table-cell table:number-columns-repeated="5"/>
          <table:table-cell table:formula="of:=[.R36]+PI()/(2*[.S$3])" office:value-type="float" office:value="0.911061869541041" calcext:value-type="float">
            <text:p>0.911061869541041</text:p>
          </table:table-cell>
          <table:table-cell table:formula="of:=SIN([.R37])" office:value-type="float" office:value="0.790155012375691" calcext:value-type="float">
            <text:p>0.790155012375691</text:p>
          </table:table-cell>
          <table:table-cell table:formula="of:=4*[.R37]/PI() - (4*POWER([.R37];2)/POWER(PI();2))" office:value-type="float" office:value="0.8236" calcext:value-type="float">
            <text:p>0.8236</text:p>
          </table:table-cell>
          <table:table-cell table:formula="of:=([.T37]-[.S37])/[.S37]" office:value-type="float" office:value="0.0423271220209734" calcext:value-type="float">
            <text:p>0.0423271220209734</text:p>
          </table:table-cell>
        </table:table-row>
        <table:table-row table:style-name="ro1">
          <table:table-cell table:number-columns-repeated="4"/>
          <table:table-cell table:formula="of:=[.E37]*[.F$6]/100+[.E37]" office:value-type="float" office:value="793.154648585746" calcext:value-type="float">
            <text:p>793.154648585746</text:p>
          </table:table-cell>
          <table:table-cell table:formula="of:=ROUND([.F$2]/(([.F$4]+1)*[.E38]);0)-1" office:value-type="float" office:value="9077" calcext:value-type="float">
            <text:p>9077</text:p>
          </table:table-cell>
          <table:table-cell table:formula="of:=([.F$2]/(([.F$4]+1)*([.F38])))-([.F$2]/(([.F$4]+1)*([.F38]+1)))" office:value-type="float" office:value="0.0873775740067231" calcext:value-type="float">
            <text:p>0.0873775740067231</text:p>
          </table:table-cell>
          <table:table-cell/>
          <table:table-cell table:formula="of:=[.K37]+[.I37]" office:value-type="float" office:value="0.06450979623263" calcext:value-type="float">
            <text:p>0.06450979623263</text:p>
          </table:table-cell>
          <table:table-cell table:formula="of:=[.J37]+[.J$3]*[.I$9]" office:value-type="float" office:value="700" calcext:value-type="float">
            <text:p>700</text:p>
          </table:table-cell>
          <table:table-cell table:formula="of:=1/[.J38]" office:value-type="float" office:value="0.00142857142857143" calcext:value-type="float">
            <text:p>0.00142857142857143</text:p>
          </table:table-cell>
          <table:table-cell table:formula="of:=ROUND([.F$2]/(([.F$4]+1)*[.J38]);0)-1" office:value-type="float" office:value="10285" calcext:value-type="float">
            <text:p>10285</text:p>
          </table:table-cell>
          <table:table-cell table:number-columns-repeated="5"/>
          <table:table-cell table:formula="of:=[.R37]+PI()/(2*[.S$3])" office:value-type="float" office:value="0.942477796076939" calcext:value-type="float">
            <text:p>0.942477796076939</text:p>
          </table:table-cell>
          <table:table-cell table:formula="of:=SIN([.R38])" office:value-type="float" office:value="0.809016994374948" calcext:value-type="float">
            <text:p>0.809016994374948</text:p>
          </table:table-cell>
          <table:table-cell table:formula="of:=4*[.R38]/PI() - (4*POWER([.R38];2)/POWER(PI();2))" office:value-type="float" office:value="0.84" calcext:value-type="float">
            <text:p>0.84</text:p>
          </table:table-cell>
          <table:table-cell table:formula="of:=([.T38]-[.S38])/[.S38]" office:value-type="float" office:value="0.0382971010998233" calcext:value-type="float">
            <text:p>0.0382971010998233</text:p>
          </table:table-cell>
        </table:table-row>
        <table:table-row table:style-name="ro1">
          <table:table-cell table:number-columns-repeated="4"/>
          <table:table-cell table:formula="of:=[.E38]*[.F$6]/100+[.E38]" office:value-type="float" office:value="872.47011344432" calcext:value-type="float">
            <text:p>872.47011344432</text:p>
          </table:table-cell>
          <table:table-cell table:formula="of:=ROUND([.F$2]/(([.F$4]+1)*[.E39]);0)-1" office:value-type="float" office:value="8251" calcext:value-type="float">
            <text:p>8251</text:p>
          </table:table-cell>
          <table:table-cell table:formula="of:=([.F$2]/(([.F$4]+1)*([.F39])))-([.F$2]/(([.F$4]+1)*([.F39]+1)))" office:value-type="float" office:value="0.105746667525978" calcext:value-type="float">
            <text:p>0.105746667525978</text:p>
          </table:table-cell>
          <table:table-cell/>
          <table:table-cell table:formula="of:=[.K38]+[.I38]" office:value-type="float" office:value="0.0659383676612014" calcext:value-type="float">
            <text:p>0.0659383676612014</text:p>
          </table:table-cell>
          <table:table-cell table:formula="of:=[.J38]+[.J$3]*[.I$9]" office:value-type="float" office:value="713.333333333334" calcext:value-type="float">
            <text:p>713.333333333334</text:p>
          </table:table-cell>
          <table:table-cell table:formula="of:=1/[.J39]" office:value-type="float" office:value="0.0014018691588785" calcext:value-type="float">
            <text:p>0.0014018691588785</text:p>
          </table:table-cell>
          <table:table-cell table:formula="of:=ROUND([.F$2]/(([.F$4]+1)*[.J39]);0)-1" office:value-type="float" office:value="10092" calcext:value-type="float">
            <text:p>10092</text:p>
          </table:table-cell>
          <table:table-cell table:number-columns-repeated="5"/>
          <table:table-cell table:formula="of:=[.R38]+PI()/(2*[.S$3])" office:value-type="float" office:value="0.973893722612836" calcext:value-type="float">
            <text:p>0.973893722612836</text:p>
          </table:table-cell>
          <table:table-cell table:formula="of:=SIN([.R39])" office:value-type="float" office:value="0.827080574274562" calcext:value-type="float">
            <text:p>0.827080574274562</text:p>
          </table:table-cell>
          <table:table-cell table:formula="of:=4*[.R39]/PI() - (4*POWER([.R39];2)/POWER(PI();2))" office:value-type="float" office:value="0.8556" calcext:value-type="float">
            <text:p>0.8556</text:p>
          </table:table-cell>
          <table:table-cell table:formula="of:=([.T39]-[.S39])/[.S39]" office:value-type="float" office:value="0.0344820403386364" calcext:value-type="float">
            <text:p>0.0344820403386364</text:p>
          </table:table-cell>
        </table:table-row>
        <table:table-row table:style-name="ro1">
          <table:table-cell table:number-columns-repeated="4"/>
          <table:table-cell table:formula="of:=[.E39]*[.F$6]/100+[.E39]" office:value-type="float" office:value="959.717124788753" calcext:value-type="float">
            <text:p>959.717124788753</text:p>
          </table:table-cell>
          <table:table-cell table:formula="of:=ROUND([.F$2]/(([.F$4]+1)*[.E40]);0)-1" office:value-type="float" office:value="7501" calcext:value-type="float">
            <text:p>7501</text:p>
          </table:table-cell>
          <table:table-cell table:formula="of:=([.F$2]/(([.F$4]+1)*([.F40])))-([.F$2]/(([.F$4]+1)*([.F40]+1)))" office:value-type="float" office:value="0.127948815924356" calcext:value-type="float">
            <text:p>0.127948815924356</text:p>
          </table:table-cell>
          <table:table-cell/>
          <table:table-cell table:formula="of:=[.K39]+[.I39]" office:value-type="float" office:value="0.0673402368200799" calcext:value-type="float">
            <text:p>0.0673402368200799</text:p>
          </table:table-cell>
          <table:table-cell table:formula="of:=[.J39]+[.J$3]*[.I$9]" office:value-type="float" office:value="726.666666666667" calcext:value-type="float">
            <text:p>726.666666666667</text:p>
          </table:table-cell>
          <table:table-cell table:formula="of:=1/[.J40]" office:value-type="float" office:value="0.00137614678899083" calcext:value-type="float">
            <text:p>0.00137614678899083</text:p>
          </table:table-cell>
          <table:table-cell table:formula="of:=ROUND([.F$2]/(([.F$4]+1)*[.J40]);0)-1" office:value-type="float" office:value="9907" calcext:value-type="float">
            <text:p>9907</text:p>
          </table:table-cell>
          <table:table-cell table:number-columns-repeated="5"/>
          <table:table-cell table:formula="of:=[.R39]+PI()/(2*[.S$3])" office:value-type="float" office:value="1.00530964914873" calcext:value-type="float">
            <text:p>1.00530964914873</text:p>
          </table:table-cell>
          <table:table-cell table:formula="of:=SIN([.R40])" office:value-type="float" office:value="0.844327925502015" calcext:value-type="float">
            <text:p>0.844327925502015</text:p>
          </table:table-cell>
          <table:table-cell table:formula="of:=4*[.R40]/PI() - (4*POWER([.R40];2)/POWER(PI();2))" office:value-type="float" office:value="0.8704" calcext:value-type="float">
            <text:p>0.8704</text:p>
          </table:table-cell>
          <table:table-cell table:formula="of:=([.T40]-[.S40])/[.S40]" office:value-type="float" office:value="0.0308790858510136" calcext:value-type="float">
            <text:p>0.0308790858510136</text:p>
          </table:table-cell>
        </table:table-row>
        <table:table-row table:style-name="ro1">
          <table:table-cell table:number-columns-repeated="4"/>
          <table:table-cell table:formula="of:=[.E40]*[.F$6]/100+[.E40]" office:value-type="float" office:value="1055.68883726763" calcext:value-type="float">
            <text:p>1055.68883726763</text:p>
          </table:table-cell>
          <table:table-cell table:formula="of:=ROUND([.F$2]/(([.F$4]+1)*[.E41]);0)-1" office:value-type="float" office:value="6819" calcext:value-type="float">
            <text:p>6819</text:p>
          </table:table-cell>
          <table:table-cell table:formula="of:=([.F$2]/(([.F$4]+1)*([.F41])))-([.F$2]/(([.F$4]+1)*([.F41]+1)))" office:value-type="float" office:value="0.154820131261658" calcext:value-type="float">
            <text:p>0.154820131261658</text:p>
          </table:table-cell>
          <table:table-cell/>
          <table:table-cell table:formula="of:=[.K40]+[.I40]" office:value-type="float" office:value="0.0687163836090707" calcext:value-type="float">
            <text:p>0.0687163836090707</text:p>
          </table:table-cell>
          <table:table-cell table:formula="of:=[.J40]+[.J$3]*[.I$9]" office:value-type="float" office:value="740" calcext:value-type="float">
            <text:p>740</text:p>
          </table:table-cell>
          <table:table-cell table:formula="of:=1/[.J41]" office:value-type="float" office:value="0.00135135135135135" calcext:value-type="float">
            <text:p>0.00135135135135135</text:p>
          </table:table-cell>
          <table:table-cell table:formula="of:=ROUND([.F$2]/(([.F$4]+1)*[.J41]);0)-1" office:value-type="float" office:value="9729" calcext:value-type="float">
            <text:p>9729</text:p>
          </table:table-cell>
          <table:table-cell table:number-columns-repeated="5"/>
          <table:table-cell table:formula="of:=[.R40]+PI()/(2*[.S$3])" office:value-type="float" office:value="1.03672557568463" calcext:value-type="float">
            <text:p>1.03672557568463</text:p>
          </table:table-cell>
          <table:table-cell table:formula="of:=SIN([.R41])" office:value-type="float" office:value="0.860742027003944" calcext:value-type="float">
            <text:p>0.860742027003944</text:p>
          </table:table-cell>
          <table:table-cell table:formula="of:=4*[.R41]/PI() - (4*POWER([.R41];2)/POWER(PI();2))" office:value-type="float" office:value="0.8844" calcext:value-type="float">
            <text:p>0.8844</text:p>
          </table:table-cell>
          <table:table-cell table:formula="of:=([.T41]-[.S41])/[.S41]" office:value-type="float" office:value="0.0274855557807543" calcext:value-type="float">
            <text:p>0.0274855557807543</text:p>
          </table:table-cell>
        </table:table-row>
        <table:table-row table:style-name="ro1">
          <table:table-cell table:number-columns-repeated="4"/>
          <table:table-cell table:formula="of:=[.E41]*[.F$6]/100+[.E41]" office:value-type="float" office:value="1161.25772099439" calcext:value-type="float">
            <text:p>1161.25772099439</text:p>
          </table:table-cell>
          <table:table-cell table:formula="of:=ROUND([.F$2]/(([.F$4]+1)*[.E42]);0)-1" office:value-type="float" office:value="6199" calcext:value-type="float">
            <text:p>6199</text:p>
          </table:table-cell>
          <table:table-cell table:formula="of:=([.F$2]/(([.F$4]+1)*([.F42])))-([.F$2]/(([.F$4]+1)*([.F42]+1)))" office:value-type="float" office:value="0.187335106078535" calcext:value-type="float">
            <text:p>0.187335106078535</text:p>
          </table:table-cell>
          <table:table-cell/>
          <table:table-cell table:formula="of:=[.K41]+[.I41]" office:value-type="float" office:value="0.0700677349604221" calcext:value-type="float">
            <text:p>0.0700677349604221</text:p>
          </table:table-cell>
          <table:table-cell table:formula="of:=[.J41]+[.J$3]*[.I$9]" office:value-type="float" office:value="753.333333333334" calcext:value-type="float">
            <text:p>753.333333333334</text:p>
          </table:table-cell>
          <table:table-cell table:formula="of:=1/[.J42]" office:value-type="float" office:value="0.00132743362831858" calcext:value-type="float">
            <text:p>0.00132743362831858</text:p>
          </table:table-cell>
          <table:table-cell table:formula="of:=ROUND([.F$2]/(([.F$4]+1)*[.J42]);0)-1" office:value-type="float" office:value="9557" calcext:value-type="float">
            <text:p>9557</text:p>
          </table:table-cell>
          <table:table-cell table:number-columns-repeated="5"/>
          <table:table-cell table:formula="of:=[.R41]+PI()/(2*[.S$3])" office:value-type="float" office:value="1.06814150222053" calcext:value-type="float">
            <text:p>1.06814150222053</text:p>
          </table:table-cell>
          <table:table-cell table:formula="of:=SIN([.R42])" office:value-type="float" office:value="0.876306680043864" calcext:value-type="float">
            <text:p>0.876306680043864</text:p>
          </table:table-cell>
          <table:table-cell table:formula="of:=4*[.R42]/PI() - (4*POWER([.R42];2)/POWER(PI();2))" office:value-type="float" office:value="0.8976" calcext:value-type="float">
            <text:p>0.8976</text:p>
          </table:table-cell>
          <table:table-cell table:formula="of:=([.T42]-[.S42])/[.S42]" office:value-type="float" office:value="0.0242989360243955" calcext:value-type="float">
            <text:p>0.0242989360243955</text:p>
          </table:table-cell>
        </table:table-row>
        <table:table-row table:style-name="ro1">
          <table:table-cell table:number-columns-repeated="4"/>
          <table:table-cell table:formula="of:=[.E42]*[.F$6]/100+[.E42]" office:value-type="float" office:value="1277.38349309383" calcext:value-type="float">
            <text:p>1277.38349309383</text:p>
          </table:table-cell>
          <table:table-cell table:formula="of:=ROUND([.F$2]/(([.F$4]+1)*[.E43]);0)-1" office:value-type="float" office:value="5636" calcext:value-type="float">
            <text:p>5636</text:p>
          </table:table-cell>
          <table:table-cell table:formula="of:=([.F$2]/(([.F$4]+1)*([.F43])))-([.F$2]/(([.F$4]+1)*([.F43]+1)))" office:value-type="float" office:value="0.226627953575871" calcext:value-type="float">
            <text:p>0.226627953575871</text:p>
          </table:table-cell>
          <table:table-cell/>
          <table:table-cell table:formula="of:=[.K42]+[.I42]" office:value-type="float" office:value="0.0713951685887407" calcext:value-type="float">
            <text:p>0.0713951685887407</text:p>
          </table:table-cell>
          <table:table-cell table:formula="of:=[.J42]+[.J$3]*[.I$9]" office:value-type="float" office:value="766.666666666667" calcext:value-type="float">
            <text:p>766.666666666667</text:p>
          </table:table-cell>
          <table:table-cell table:formula="of:=1/[.J43]" office:value-type="float" office:value="0.00130434782608696" calcext:value-type="float">
            <text:p>0.00130434782608696</text:p>
          </table:table-cell>
          <table:table-cell table:formula="of:=ROUND([.F$2]/(([.F$4]+1)*[.J43]);0)-1" office:value-type="float" office:value="9390" calcext:value-type="float">
            <text:p>9390</text:p>
          </table:table-cell>
          <table:table-cell table:number-columns-repeated="5"/>
          <table:table-cell table:formula="of:=[.R42]+PI()/(2*[.S$3])" office:value-type="float" office:value="1.09955742875643" calcext:value-type="float">
            <text:p>1.09955742875643</text:p>
          </table:table-cell>
          <table:table-cell table:formula="of:=SIN([.R43])" office:value-type="float" office:value="0.891006524188368" calcext:value-type="float">
            <text:p>0.891006524188368</text:p>
          </table:table-cell>
          <table:table-cell table:formula="of:=4*[.R43]/PI() - (4*POWER([.R43];2)/POWER(PI();2))" office:value-type="float" office:value="0.91" calcext:value-type="float">
            <text:p>0.91</text:p>
          </table:table-cell>
          <table:table-cell table:formula="of:=([.T43]-[.S43])/[.S43]" office:value-type="float" office:value="0.0213168762472682" calcext:value-type="float">
            <text:p>0.0213168762472682</text:p>
          </table:table-cell>
        </table:table-row>
        <table:table-row table:style-name="ro1">
          <table:table-cell table:number-columns-repeated="4"/>
          <table:table-cell table:formula="of:=[.E43]*[.F$6]/100+[.E43]" office:value-type="float" office:value="1405.12184240321" calcext:value-type="float">
            <text:p>1405.12184240321</text:p>
          </table:table-cell>
          <table:table-cell table:formula="of:=ROUND([.F$2]/(([.F$4]+1)*[.E44]);0)-1" office:value-type="float" office:value="5123" calcext:value-type="float">
            <text:p>5123</text:p>
          </table:table-cell>
          <table:table-cell table:formula="of:=([.F$2]/(([.F$4]+1)*([.F44])))-([.F$2]/(([.F$4]+1)*([.F44]+1)))" office:value-type="float" office:value="0.274283081168278" calcext:value-type="float">
            <text:p>0.274283081168278</text:p>
          </table:table-cell>
          <table:table-cell/>
          <table:table-cell table:formula="of:=[.K43]+[.I43]" office:value-type="float" office:value="0.0726995164148276" calcext:value-type="float">
            <text:p>0.0726995164148276</text:p>
          </table:table-cell>
          <table:table-cell table:formula="of:=[.J43]+[.J$3]*[.I$9]" office:value-type="float" office:value="780" calcext:value-type="float">
            <text:p>780</text:p>
          </table:table-cell>
          <table:table-cell table:formula="of:=1/[.J44]" office:value-type="float" office:value="0.00128205128205128" calcext:value-type="float">
            <text:p>0.00128205128205128</text:p>
          </table:table-cell>
          <table:table-cell table:formula="of:=ROUND([.F$2]/(([.F$4]+1)*[.J44]);0)-1" office:value-type="float" office:value="9230" calcext:value-type="float">
            <text:p>9230</text:p>
          </table:table-cell>
          <table:table-cell table:number-columns-repeated="5"/>
          <table:table-cell table:formula="of:=[.R43]+PI()/(2*[.S$3])" office:value-type="float" office:value="1.13097335529233" calcext:value-type="float">
            <text:p>1.13097335529233</text:p>
          </table:table-cell>
          <table:table-cell table:formula="of:=SIN([.R44])" office:value-type="float" office:value="0.90482705246602" calcext:value-type="float">
            <text:p>0.90482705246602</text:p>
          </table:table-cell>
          <table:table-cell table:formula="of:=4*[.R44]/PI() - (4*POWER([.R44];2)/POWER(PI();2))" office:value-type="float" office:value="0.9216" calcext:value-type="float">
            <text:p>0.9216</text:p>
          </table:table-cell>
          <table:table-cell table:formula="of:=([.T44]-[.S44])/[.S44]" office:value-type="float" office:value="0.0185371861818978" calcext:value-type="float">
            <text:p>0.0185371861818978</text:p>
          </table:table-cell>
        </table:table-row>
        <table:table-row table:style-name="ro1">
          <table:table-cell table:number-columns-repeated="4"/>
          <table:table-cell table:formula="of:=[.E44]*[.F$6]/100+[.E44]" office:value-type="float" office:value="1545.63402664353" calcext:value-type="float">
            <text:p>1545.63402664353</text:p>
          </table:table-cell>
          <table:table-cell table:formula="of:=ROUND([.F$2]/(([.F$4]+1)*[.E45]);0)-1" office:value-type="float" office:value="4657" calcext:value-type="float">
            <text:p>4657</text:p>
          </table:table-cell>
          <table:table-cell table:formula="of:=([.F$2]/(([.F$4]+1)*([.F45])))-([.F$2]/(([.F$4]+1)*([.F45]+1)))" office:value-type="float" office:value="0.331914919511064" calcext:value-type="float">
            <text:p>0.331914919511064</text:p>
          </table:table-cell>
          <table:table-cell/>
          <table:table-cell table:formula="of:=[.K44]+[.I44]" office:value-type="float" office:value="0.0739815676968789" calcext:value-type="float">
            <text:p>0.0739815676968789</text:p>
          </table:table-cell>
          <table:table-cell table:formula="of:=[.J44]+[.J$3]*[.I$9]" office:value-type="float" office:value="793.333333333334" calcext:value-type="float">
            <text:p>793.333333333334</text:p>
          </table:table-cell>
          <table:table-cell table:formula="of:=1/[.J45]" office:value-type="float" office:value="0.00126050420168067" calcext:value-type="float">
            <text:p>0.00126050420168067</text:p>
          </table:table-cell>
          <table:table-cell table:formula="of:=ROUND([.F$2]/(([.F$4]+1)*[.J45]);0)-1" office:value-type="float" office:value="9075" calcext:value-type="float">
            <text:p>9075</text:p>
          </table:table-cell>
          <table:table-cell table:number-columns-repeated="5"/>
          <table:table-cell table:formula="of:=[.R44]+PI()/(2*[.S$3])" office:value-type="float" office:value="1.16238928182822" calcext:value-type="float">
            <text:p>1.16238928182822</text:p>
          </table:table-cell>
          <table:table-cell table:formula="of:=SIN([.R45])" office:value-type="float" office:value="0.917754625683982" calcext:value-type="float">
            <text:p>0.917754625683982</text:p>
          </table:table-cell>
          <table:table-cell table:formula="of:=4*[.R45]/PI() - (4*POWER([.R45];2)/POWER(PI();2))" office:value-type="float" office:value="0.9324" calcext:value-type="float">
            <text:p>0.9324</text:p>
          </table:table-cell>
          <table:table-cell table:formula="of:=([.T45]-[.S45])/[.S45]" office:value-type="float" office:value="0.0159578321984526" calcext:value-type="float">
            <text:p>0.0159578321984526</text:p>
          </table:table-cell>
        </table:table-row>
        <table:table-row table:style-name="ro1">
          <table:table-cell table:number-columns-repeated="4"/>
          <table:table-cell table:formula="of:=[.E45]*[.F$6]/100+[.E45]" office:value-type="float" office:value="1700.19742930789" calcext:value-type="float">
            <text:p>1700.19742930789</text:p>
          </table:table-cell>
          <table:table-cell table:formula="of:=ROUND([.F$2]/(([.F$4]+1)*[.E46]);0)-1" office:value-type="float" office:value="4234" calcext:value-type="float">
            <text:p>4234</text:p>
          </table:table-cell>
          <table:table-cell table:formula="of:=([.F$2]/(([.F$4]+1)*([.F46])))-([.F$2]/(([.F$4]+1)*([.F46]+1)))" office:value-type="float" office:value="0.401539457665194" calcext:value-type="float">
            <text:p>0.401539457665194</text:p>
          </table:table-cell>
          <table:table-cell/>
          <table:table-cell table:formula="of:=[.K45]+[.I45]" office:value-type="float" office:value="0.0752420718985596" calcext:value-type="float">
            <text:p>0.0752420718985596</text:p>
          </table:table-cell>
          <table:table-cell table:formula="of:=[.J45]+[.J$3]*[.I$9]" office:value-type="float" office:value="806.666666666667" calcext:value-type="float">
            <text:p>806.666666666667</text:p>
          </table:table-cell>
          <table:table-cell table:formula="of:=1/[.J46]" office:value-type="float" office:value="0.0012396694214876" calcext:value-type="float">
            <text:p>0.0012396694214876</text:p>
          </table:table-cell>
          <table:table-cell table:formula="of:=ROUND([.F$2]/(([.F$4]+1)*[.J46]);0)-1" office:value-type="float" office:value="8925" calcext:value-type="float">
            <text:p>8925</text:p>
          </table:table-cell>
          <table:table-cell table:number-columns-repeated="5"/>
          <table:table-cell table:formula="of:=[.R45]+PI()/(2*[.S$3])" office:value-type="float" office:value="1.19380520836412" calcext:value-type="float">
            <text:p>1.19380520836412</text:p>
          </table:table-cell>
          <table:table-cell table:formula="of:=SIN([.R46])" office:value-type="float" office:value="0.929776485888252" calcext:value-type="float">
            <text:p>0.929776485888252</text:p>
          </table:table-cell>
          <table:table-cell table:formula="of:=4*[.R46]/PI() - (4*POWER([.R46];2)/POWER(PI();2))" office:value-type="float" office:value="0.9424" calcext:value-type="float">
            <text:p>0.9424</text:p>
          </table:table-cell>
          <table:table-cell table:formula="of:=([.T46]-[.S46])/[.S46]" office:value-type="float" office:value="0.0135769341377664" calcext:value-type="float">
            <text:p>0.0135769341377664</text:p>
          </table:table-cell>
        </table:table-row>
        <table:table-row table:style-name="ro1">
          <table:table-cell table:number-columns-repeated="4"/>
          <table:table-cell table:formula="of:=[.E46]*[.F$6]/100+[.E46]" office:value-type="float" office:value="1870.21717223868" calcext:value-type="float">
            <text:p>1870.21717223868</text:p>
          </table:table-cell>
          <table:table-cell table:formula="of:=ROUND([.F$2]/(([.F$4]+1)*[.E47]);0)-1" office:value-type="float" office:value="3849" calcext:value-type="float">
            <text:p>3849</text:p>
          </table:table-cell>
          <table:table-cell table:formula="of:=([.F$2]/(([.F$4]+1)*([.F47])))-([.F$2]/(([.F$4]+1)*([.F47]+1)))" office:value-type="float" office:value="0.485874219311427" calcext:value-type="float">
            <text:p>0.485874219311427</text:p>
          </table:table-cell>
          <table:table-cell/>
          <table:table-cell table:formula="of:=[.K46]+[.I46]" office:value-type="float" office:value="0.0764817413200472" calcext:value-type="float">
            <text:p>0.0764817413200472</text:p>
          </table:table-cell>
          <table:table-cell table:formula="of:=[.J46]+[.J$3]*[.I$9]" office:value-type="float" office:value="820.000000000001" calcext:value-type="float">
            <text:p>820.000000000001</text:p>
          </table:table-cell>
          <table:table-cell table:formula="of:=1/[.J47]" office:value-type="float" office:value="0.00121951219512195" calcext:value-type="float">
            <text:p>0.00121951219512195</text:p>
          </table:table-cell>
          <table:table-cell table:formula="of:=ROUND([.F$2]/(([.F$4]+1)*[.J47]);0)-1" office:value-type="float" office:value="8779" calcext:value-type="float">
            <text:p>8779</text:p>
          </table:table-cell>
          <table:table-cell table:number-columns-repeated="5"/>
          <table:table-cell table:formula="of:=[.R46]+PI()/(2*[.S$3])" office:value-type="float" office:value="1.22522113490002" calcext:value-type="float">
            <text:p>1.22522113490002</text:p>
          </table:table-cell>
          <table:table-cell table:formula="of:=SIN([.R47])" office:value-type="float" office:value="0.940880768954226" calcext:value-type="float">
            <text:p>0.940880768954226</text:p>
          </table:table-cell>
          <table:table-cell table:formula="of:=4*[.R47]/PI() - (4*POWER([.R47];2)/POWER(PI();2))" office:value-type="float" office:value="0.9516" calcext:value-type="float">
            <text:p>0.9516</text:p>
          </table:table-cell>
          <table:table-cell table:formula="of:=([.T47]-[.S47])/[.S47]" office:value-type="float" office:value="0.0113927623982461" calcext:value-type="float">
            <text:p>0.0113927623982461</text:p>
          </table:table-cell>
        </table:table-row>
        <table:table-row table:style-name="ro1">
          <table:table-cell table:number-columns-repeated="4"/>
          <table:table-cell table:formula="of:=[.E47]*[.F$6]/100+[.E47]" office:value-type="float" office:value="2057.23888946254" calcext:value-type="float">
            <text:p>2057.23888946254</text:p>
          </table:table-cell>
          <table:table-cell table:formula="of:=ROUND([.F$2]/(([.F$4]+1)*[.E48]);0)-1" office:value-type="float" office:value="3499" calcext:value-type="float">
            <text:p>3499</text:p>
          </table:table-cell>
          <table:table-cell table:formula="of:=([.F$2]/(([.F$4]+1)*([.F48])))-([.F$2]/(([.F$4]+1)*([.F48]+1)))" office:value-type="float" office:value="0.58792308006332" calcext:value-type="float">
            <text:p>0.58792308006332</text:p>
          </table:table-cell>
          <table:table-cell/>
          <table:table-cell table:formula="of:=[.K47]+[.I47]" office:value-type="float" office:value="0.0777012535151691" calcext:value-type="float">
            <text:p>0.0777012535151691</text:p>
          </table:table-cell>
          <table:table-cell table:formula="of:=[.J47]+[.J$3]*[.I$9]" office:value-type="float" office:value="833.333333333334" calcext:value-type="float">
            <text:p>833.333333333334</text:p>
          </table:table-cell>
          <table:table-cell table:formula="of:=1/[.J48]" office:value-type="float" office:value="0.0012" calcext:value-type="float">
            <text:p>0.0012</text:p>
          </table:table-cell>
          <table:table-cell table:formula="of:=ROUND([.F$2]/(([.F$4]+1)*[.J48]);0)-1" office:value-type="float" office:value="8639" calcext:value-type="float">
            <text:p>8639</text:p>
          </table:table-cell>
          <table:table-cell table:number-columns-repeated="5"/>
          <table:table-cell table:formula="of:=[.R47]+PI()/(2*[.S$3])" office:value-type="float" office:value="1.25663706143592" calcext:value-type="float">
            <text:p>1.25663706143592</text:p>
          </table:table-cell>
          <table:table-cell table:formula="of:=SIN([.R48])" office:value-type="float" office:value="0.951056516295154" calcext:value-type="float">
            <text:p>0.951056516295154</text:p>
          </table:table-cell>
          <table:table-cell table:formula="of:=4*[.R48]/PI() - (4*POWER([.R48];2)/POWER(PI();2))" office:value-type="float" office:value="0.96" calcext:value-type="float">
            <text:p>0.96</text:p>
          </table:table-cell>
          <table:table-cell table:formula="of:=([.T48]-[.S48])/[.S48]" office:value-type="float" office:value="0.00940373526873653" calcext:value-type="float">
            <text:p>0.00940373526873653</text:p>
          </table:table-cell>
        </table:table-row>
        <table:table-row table:style-name="ro1">
          <table:table-cell table:number-columns-repeated="4"/>
          <table:table-cell table:formula="of:=[.E48]*[.F$6]/100+[.E48]" office:value-type="float" office:value="2262.9627784088" calcext:value-type="float">
            <text:p>2262.9627784088</text:p>
          </table:table-cell>
          <table:table-cell table:formula="of:=ROUND([.F$2]/(([.F$4]+1)*[.E49]);0)-1" office:value-type="float" office:value="3181" calcext:value-type="float">
            <text:p>3181</text:p>
          </table:table-cell>
          <table:table-cell table:formula="of:=([.F$2]/(([.F$4]+1)*([.F49])))-([.F$2]/(([.F$4]+1)*([.F49]+1)))" office:value-type="float" office:value="0.711325949111597" calcext:value-type="float">
            <text:p>0.711325949111597</text:p>
          </table:table-cell>
          <table:table-cell/>
          <table:table-cell table:formula="of:=[.K48]+[.I48]" office:value-type="float" office:value="0.0789012535151691" calcext:value-type="float">
            <text:p>0.0789012535151691</text:p>
          </table:table-cell>
          <table:table-cell table:formula="of:=[.J48]+[.J$3]*[.I$9]" office:value-type="float" office:value="846.666666666667" calcext:value-type="float">
            <text:p>846.666666666667</text:p>
          </table:table-cell>
          <table:table-cell table:formula="of:=1/[.J49]" office:value-type="float" office:value="0.00118110236220472" calcext:value-type="float">
            <text:p>0.00118110236220472</text:p>
          </table:table-cell>
          <table:table-cell table:formula="of:=ROUND([.F$2]/(([.F$4]+1)*[.J49]);0)-1" office:value-type="float" office:value="8503" calcext:value-type="float">
            <text:p>8503</text:p>
          </table:table-cell>
          <table:table-cell table:number-columns-repeated="5"/>
          <table:table-cell table:formula="of:=[.R48]+PI()/(2*[.S$3])" office:value-type="float" office:value="1.28805298797182" calcext:value-type="float">
            <text:p>1.28805298797182</text:p>
          </table:table-cell>
          <table:table-cell table:formula="of:=SIN([.R49])" office:value-type="float" office:value="0.960293685676943" calcext:value-type="float">
            <text:p>0.960293685676943</text:p>
          </table:table-cell>
          <table:table-cell table:formula="of:=4*[.R49]/PI() - (4*POWER([.R49];2)/POWER(PI();2))" office:value-type="float" office:value="0.9676" calcext:value-type="float">
            <text:p>0.9676</text:p>
          </table:table-cell>
          <table:table-cell table:formula="of:=([.T49]-[.S49])/[.S49]" office:value-type="float" office:value="0.00760841650011109" calcext:value-type="float">
            <text:p>0.00760841650011109</text:p>
          </table:table-cell>
        </table:table-row>
        <table:table-row table:style-name="ro1">
          <table:table-cell table:number-columns-repeated="4"/>
          <table:table-cell table:formula="of:=[.E49]*[.F$6]/100+[.E49]" office:value-type="float" office:value="2489.25905624968" calcext:value-type="float">
            <text:p>2489.25905624968</text:p>
          </table:table-cell>
          <table:table-cell table:formula="of:=ROUND([.F$2]/(([.F$4]+1)*[.E50]);0)-1" office:value-type="float" office:value="2891" calcext:value-type="float">
            <text:p>2891</text:p>
          </table:table-cell>
          <table:table-cell table:formula="of:=([.F$2]/(([.F$4]+1)*([.F50])))-([.F$2]/(([.F$4]+1)*([.F50]+1)))" office:value-type="float" office:value="0.861164495336197" calcext:value-type="float">
            <text:p>0.861164495336197</text:p>
          </table:table-cell>
          <table:table-cell/>
          <table:table-cell table:formula="of:=[.K49]+[.I49]" office:value-type="float" office:value="0.0800823558773738" calcext:value-type="float">
            <text:p>0.0800823558773738</text:p>
          </table:table-cell>
          <table:table-cell table:formula="of:=[.J49]+[.J$3]*[.I$9]" office:value-type="float" office:value="860.000000000001" calcext:value-type="float">
            <text:p>860.000000000001</text:p>
          </table:table-cell>
          <table:table-cell table:formula="of:=1/[.J50]" office:value-type="float" office:value="0.00116279069767442" calcext:value-type="float">
            <text:p>0.00116279069767442</text:p>
          </table:table-cell>
          <table:table-cell table:formula="of:=ROUND([.F$2]/(([.F$4]+1)*[.J50]);0)-1" office:value-type="float" office:value="8371" calcext:value-type="float">
            <text:p>8371</text:p>
          </table:table-cell>
          <table:table-cell table:number-columns-repeated="5"/>
          <table:table-cell table:formula="of:=[.R49]+PI()/(2*[.S$3])" office:value-type="float" office:value="1.31946891450771" calcext:value-type="float">
            <text:p>1.31946891450771</text:p>
          </table:table-cell>
          <table:table-cell table:formula="of:=SIN([.R50])" office:value-type="float" office:value="0.968583161128631" calcext:value-type="float">
            <text:p>0.968583161128631</text:p>
          </table:table-cell>
          <table:table-cell table:formula="of:=4*[.R50]/PI() - (4*POWER([.R50];2)/POWER(PI();2))" office:value-type="float" office:value="0.9744" calcext:value-type="float">
            <text:p>0.9744</text:p>
          </table:table-cell>
          <table:table-cell table:formula="of:=([.T50]-[.S50])/[.S50]" office:value-type="float" office:value="0.00600551310905608" calcext:value-type="float">
            <text:p>0.00600551310905608</text:p>
          </table:table-cell>
        </table:table-row>
        <table:table-row table:style-name="ro1">
          <table:table-cell table:number-columns-repeated="4"/>
          <table:table-cell table:formula="of:=[.E50]*[.F$6]/100+[.E50]" office:value-type="float" office:value="2738.18496187464" calcext:value-type="float">
            <text:p>2738.18496187464</text:p>
          </table:table-cell>
          <table:table-cell table:formula="of:=ROUND([.F$2]/(([.F$4]+1)*[.E51]);0)-1" office:value-type="float" office:value="2628" calcext:value-type="float">
            <text:p>2628</text:p>
          </table:table-cell>
          <table:table-cell table:formula="of:=([.F$2]/(([.F$4]+1)*([.F51])))-([.F$2]/(([.F$4]+1)*([.F51]+1)))" office:value-type="float" office:value="1.04211716523287" calcext:value-type="float">
            <text:p>1.04211716523287</text:p>
          </table:table-cell>
          <table:table-cell/>
          <table:table-cell table:formula="of:=[.K50]+[.I50]" office:value-type="float" office:value="0.0812451465750483" calcext:value-type="float">
            <text:p>0.0812451465750483</text:p>
          </table:table-cell>
          <table:table-cell table:formula="of:=[.J50]+[.J$3]*[.I$9]" office:value-type="float" office:value="873.333333333334" calcext:value-type="float">
            <text:p>873.333333333334</text:p>
          </table:table-cell>
          <table:table-cell table:formula="of:=1/[.J51]" office:value-type="float" office:value="0.00114503816793893" calcext:value-type="float">
            <text:p>0.00114503816793893</text:p>
          </table:table-cell>
          <table:table-cell table:formula="of:=ROUND([.F$2]/(([.F$4]+1)*[.J51]);0)-1" office:value-type="float" office:value="8243" calcext:value-type="float">
            <text:p>8243</text:p>
          </table:table-cell>
          <table:table-cell table:number-columns-repeated="5"/>
          <table:table-cell table:formula="of:=[.R50]+PI()/(2*[.S$3])" office:value-type="float" office:value="1.35088484104361" calcext:value-type="float">
            <text:p>1.35088484104361</text:p>
          </table:table-cell>
          <table:table-cell table:formula="of:=SIN([.R51])" office:value-type="float" office:value="0.975916761938748" calcext:value-type="float">
            <text:p>0.975916761938748</text:p>
          </table:table-cell>
          <table:table-cell table:formula="of:=4*[.R51]/PI() - (4*POWER([.R51];2)/POWER(PI();2))" office:value-type="float" office:value="0.9804" calcext:value-type="float">
            <text:p>0.9804</text:p>
          </table:table-cell>
          <table:table-cell table:formula="of:=([.T51]-[.S51])/[.S51]" office:value-type="float" office:value="0.00459387340816459" calcext:value-type="float">
            <text:p>0.00459387340816459</text:p>
          </table:table-cell>
        </table:table-row>
        <table:table-row table:style-name="ro1">
          <table:table-cell table:number-columns-repeated="4"/>
          <table:table-cell table:formula="of:=[.E51]*[.F$6]/100+[.E51]" office:value-type="float" office:value="3012.00345806211" calcext:value-type="float">
            <text:p>3012.00345806211</text:p>
          </table:table-cell>
          <table:table-cell table:formula="of:=ROUND([.F$2]/(([.F$4]+1)*[.E52]);0)-1" office:value-type="float" office:value="2389" calcext:value-type="float">
            <text:p>2389</text:p>
          </table:table-cell>
          <table:table-cell table:formula="of:=([.F$2]/(([.F$4]+1)*([.F52])))-([.F$2]/(([.F$4]+1)*([.F52]+1)))" office:value-type="float" office:value="1.26100975355985" calcext:value-type="float">
            <text:p>1.26100975355985</text:p>
          </table:table-cell>
          <table:table-cell/>
          <table:table-cell table:formula="of:=[.K51]+[.I51]" office:value-type="float" office:value="0.0823901847429872" calcext:value-type="float">
            <text:p>0.0823901847429872</text:p>
          </table:table-cell>
          <table:table-cell table:formula="of:=[.J51]+[.J$3]*[.I$9]" office:value-type="float" office:value="886.666666666667" calcext:value-type="float">
            <text:p>886.666666666667</text:p>
          </table:table-cell>
          <table:table-cell table:formula="of:=1/[.J52]" office:value-type="float" office:value="0.00112781954887218" calcext:value-type="float">
            <text:p>0.00112781954887218</text:p>
          </table:table-cell>
          <table:table-cell table:formula="of:=ROUND([.F$2]/(([.F$4]+1)*[.J52]);0)-1" office:value-type="float" office:value="8119" calcext:value-type="float">
            <text:p>8119</text:p>
          </table:table-cell>
          <table:table-cell table:number-columns-repeated="5"/>
          <table:table-cell table:formula="of:=[.R51]+PI()/(2*[.S$3])" office:value-type="float" office:value="1.38230076757951" calcext:value-type="float">
            <text:p>1.38230076757951</text:p>
          </table:table-cell>
          <table:table-cell table:formula="of:=SIN([.R52])" office:value-type="float" office:value="0.982287250728689" calcext:value-type="float">
            <text:p>0.982287250728689</text:p>
          </table:table-cell>
          <table:table-cell table:formula="of:=4*[.R52]/PI() - (4*POWER([.R52];2)/POWER(PI();2))" office:value-type="float" office:value="0.9856" calcext:value-type="float">
            <text:p>0.9856</text:p>
          </table:table-cell>
          <table:table-cell table:formula="of:=([.T52]-[.S52])/[.S52]" office:value-type="float" office:value="0.00337248525709136" calcext:value-type="float">
            <text:p>0.00337248525709136</text:p>
          </table:table-cell>
        </table:table-row>
        <table:table-row table:style-name="ro1">
          <table:table-cell table:number-columns-repeated="4"/>
          <table:table-cell table:formula="of:=[.E52]*[.F$6]/100+[.E52]" office:value-type="float" office:value="3313.20380386832" calcext:value-type="float">
            <text:p>3313.20380386832</text:p>
          </table:table-cell>
          <table:table-cell table:formula="of:=ROUND([.F$2]/(([.F$4]+1)*[.E53]);0)-1" office:value-type="float" office:value="2172" calcext:value-type="float">
            <text:p>2172</text:p>
          </table:table-cell>
          <table:table-cell table:formula="of:=([.F$2]/(([.F$4]+1)*([.F53])))-([.F$2]/(([.F$4]+1)*([.F53]+1)))" office:value-type="float" office:value="1.52550258954079" calcext:value-type="float">
            <text:p>1.52550258954079</text:p>
          </table:table-cell>
          <table:table-cell/>
          <table:table-cell table:formula="of:=[.K52]+[.I52]" office:value-type="float" office:value="0.0835180042918594" calcext:value-type="float">
            <text:p>0.0835180042918594</text:p>
          </table:table-cell>
          <table:table-cell table:formula="of:=[.J52]+[.J$3]*[.I$9]" office:value-type="float" office:value="900.000000000001" calcext:value-type="float">
            <text:p>900.000000000001</text:p>
          </table:table-cell>
          <table:table-cell table:formula="of:=1/[.J53]" office:value-type="float" office:value="0.00111111111111111" calcext:value-type="float">
            <text:p>0.00111111111111111</text:p>
          </table:table-cell>
          <table:table-cell table:formula="of:=ROUND([.F$2]/(([.F$4]+1)*[.J53]);0)-1" office:value-type="float" office:value="7999" calcext:value-type="float">
            <text:p>7999</text:p>
          </table:table-cell>
          <table:table-cell table:number-columns-repeated="5"/>
          <table:table-cell table:formula="of:=[.R52]+PI()/(2*[.S$3])" office:value-type="float" office:value="1.41371669411541" calcext:value-type="float">
            <text:p>1.41371669411541</text:p>
          </table:table-cell>
          <table:table-cell table:formula="of:=SIN([.R53])" office:value-type="float" office:value="0.987688340595138" calcext:value-type="float">
            <text:p>0.987688340595138</text:p>
          </table:table-cell>
          <table:table-cell table:formula="of:=4*[.R53]/PI() - (4*POWER([.R53];2)/POWER(PI();2))" office:value-type="float" office:value="0.99" calcext:value-type="float">
            <text:p>0.99</text:p>
          </table:table-cell>
          <table:table-cell table:formula="of:=([.T53]-[.S53])/[.S53]" office:value-type="float" office:value="0.00234047453012285" calcext:value-type="float">
            <text:p>0.00234047453012285</text:p>
          </table:table-cell>
        </table:table-row>
        <table:table-row table:style-name="ro1">
          <table:table-cell table:number-columns-repeated="4"/>
          <table:table-cell table:formula="of:=[.E53]*[.F$6]/100+[.E53]" office:value-type="float" office:value="3644.52418425515" calcext:value-type="float">
            <text:p>3644.52418425515</text:p>
          </table:table-cell>
          <table:table-cell table:formula="of:=ROUND([.F$2]/(([.F$4]+1)*[.E54]);0)-1" office:value-type="float" office:value="1975" calcext:value-type="float">
            <text:p>1975</text:p>
          </table:table-cell>
          <table:table-cell table:formula="of:=([.F$2]/(([.F$4]+1)*([.F54])))-([.F$2]/(([.F$4]+1)*([.F54]+1)))" office:value-type="float" office:value="1.84492389688921" calcext:value-type="float">
            <text:p>1.84492389688921</text:p>
          </table:table-cell>
          <table:table-cell/>
          <table:table-cell table:formula="of:=[.K53]+[.I53]" office:value-type="float" office:value="0.0846291154029705" calcext:value-type="float">
            <text:p>0.0846291154029705</text:p>
          </table:table-cell>
          <table:table-cell table:formula="of:=[.J53]+[.J$3]*[.I$9]" office:value-type="float" office:value="913.333333333334" calcext:value-type="float">
            <text:p>913.333333333334</text:p>
          </table:table-cell>
          <table:table-cell table:formula="of:=1/[.J54]" office:value-type="float" office:value="0.0010948905109489" calcext:value-type="float">
            <text:p>0.0010948905109489</text:p>
          </table:table-cell>
          <table:table-cell table:formula="of:=ROUND([.F$2]/(([.F$4]+1)*[.J54]);0)-1" office:value-type="float" office:value="7882" calcext:value-type="float">
            <text:p>7882</text:p>
          </table:table-cell>
          <table:table-cell table:number-columns-repeated="5"/>
          <table:table-cell table:formula="of:=[.R53]+PI()/(2*[.S$3])" office:value-type="float" office:value="1.44513262065131" calcext:value-type="float">
            <text:p>1.44513262065131</text:p>
          </table:table-cell>
          <table:table-cell table:formula="of:=SIN([.R54])" office:value-type="float" office:value="0.992114701314478" calcext:value-type="float">
            <text:p>0.992114701314478</text:p>
          </table:table-cell>
          <table:table-cell table:formula="of:=4*[.R54]/PI() - (4*POWER([.R54];2)/POWER(PI();2))" office:value-type="float" office:value="0.9936" calcext:value-type="float">
            <text:p>0.9936</text:p>
          </table:table-cell>
          <table:table-cell table:formula="of:=([.T54]-[.S54])/[.S54]" office:value-type="float" office:value="0.00149710379611767" calcext:value-type="float">
            <text:p>0.00149710379611767</text:p>
          </table:table-cell>
        </table:table-row>
        <table:table-row table:style-name="ro1">
          <table:table-cell table:number-columns-repeated="4"/>
          <table:table-cell table:formula="of:=[.E54]*[.F$6]/100+[.E54]" office:value-type="float" office:value="4008.97660268067" calcext:value-type="float">
            <text:p>4008.97660268067</text:p>
          </table:table-cell>
          <table:table-cell table:formula="of:=ROUND([.F$2]/(([.F$4]+1)*[.E55]);0)-1" office:value-type="float" office:value="1795" calcext:value-type="float">
            <text:p>1795</text:p>
          </table:table-cell>
          <table:table-cell table:formula="of:=([.F$2]/(([.F$4]+1)*([.F55])))-([.F$2]/(([.F$4]+1)*([.F55]+1)))" office:value-type="float" office:value="2.23337531251764" calcext:value-type="float">
            <text:p>2.23337531251764</text:p>
          </table:table-cell>
          <table:table-cell/>
          <table:table-cell table:formula="of:=[.K54]+[.I54]" office:value-type="float" office:value="0.0857240059139194" calcext:value-type="float">
            <text:p>0.0857240059139194</text:p>
          </table:table-cell>
          <table:table-cell table:formula="of:=[.J54]+[.J$3]*[.I$9]" office:value-type="float" office:value="926.666666666667" calcext:value-type="float">
            <text:p>926.666666666667</text:p>
          </table:table-cell>
          <table:table-cell table:formula="of:=1/[.J55]" office:value-type="float" office:value="0.00107913669064748" calcext:value-type="float">
            <text:p>0.00107913669064748</text:p>
          </table:table-cell>
          <table:table-cell table:formula="of:=ROUND([.F$2]/(([.F$4]+1)*[.J55]);0)-1" office:value-type="float" office:value="7769" calcext:value-type="float">
            <text:p>7769</text:p>
          </table:table-cell>
          <table:table-cell table:number-columns-repeated="5"/>
          <table:table-cell table:formula="of:=[.R54]+PI()/(2*[.S$3])" office:value-type="float" office:value="1.4765485471872" calcext:value-type="float">
            <text:p>1.4765485471872</text:p>
          </table:table-cell>
          <table:table-cell table:formula="of:=SIN([.R55])" office:value-type="float" office:value="0.99556196460308" calcext:value-type="float">
            <text:p>0.99556196460308</text:p>
          </table:table-cell>
          <table:table-cell table:formula="of:=4*[.R55]/PI() - (4*POWER([.R55];2)/POWER(PI();2))" office:value-type="float" office:value="0.9964" calcext:value-type="float">
            <text:p>0.9964</text:p>
          </table:table-cell>
          <table:table-cell table:formula="of:=([.T55]-[.S55])/[.S55]" office:value-type="float" office:value="0.000841771207334213" calcext:value-type="float">
            <text:p>0.000841771207334213</text:p>
          </table:table-cell>
        </table:table-row>
        <table:table-row table:style-name="ro1">
          <table:table-cell table:number-columns-repeated="4"/>
          <table:table-cell table:formula="of:=[.E55]*[.F$6]/100+[.E55]" office:value-type="float" office:value="4409.87426294873" calcext:value-type="float">
            <text:p>4409.87426294873</text:p>
          </table:table-cell>
          <table:table-cell table:formula="of:=ROUND([.F$2]/(([.F$4]+1)*[.E56]);0)-1" office:value-type="float" office:value="1632" calcext:value-type="float">
            <text:p>1632</text:p>
          </table:table-cell>
          <table:table-cell table:formula="of:=([.F$2]/(([.F$4]+1)*([.F56])))-([.F$2]/(([.F$4]+1)*([.F56]+1)))" office:value-type="float" office:value="2.70163178559869" calcext:value-type="float">
            <text:p>2.70163178559869</text:p>
          </table:table-cell>
          <table:table-cell/>
          <table:table-cell table:formula="of:=[.K55]+[.I55]" office:value-type="float" office:value="0.0868031426045669" calcext:value-type="float">
            <text:p>0.0868031426045669</text:p>
          </table:table-cell>
          <table:table-cell table:formula="of:=[.J55]+[.J$3]*[.I$9]" office:value-type="float" office:value="940.000000000001" calcext:value-type="float">
            <text:p>940.000000000001</text:p>
          </table:table-cell>
          <table:table-cell table:formula="of:=1/[.J56]" office:value-type="float" office:value="0.00106382978723404" calcext:value-type="float">
            <text:p>0.00106382978723404</text:p>
          </table:table-cell>
          <table:table-cell table:formula="of:=ROUND([.F$2]/(([.F$4]+1)*[.J56]);0)-1" office:value-type="float" office:value="7659" calcext:value-type="float">
            <text:p>7659</text:p>
          </table:table-cell>
          <table:table-cell table:number-columns-repeated="5"/>
          <table:table-cell table:formula="of:=[.R55]+PI()/(2*[.S$3])" office:value-type="float" office:value="1.5079644737231" calcext:value-type="float">
            <text:p>1.5079644737231</text:p>
          </table:table-cell>
          <table:table-cell table:formula="of:=SIN([.R56])" office:value-type="float" office:value="0.998026728428272" calcext:value-type="float">
            <text:p>0.998026728428272</text:p>
          </table:table-cell>
          <table:table-cell table:formula="of:=4*[.R56]/PI() - (4*POWER([.R56];2)/POWER(PI();2))" office:value-type="float" office:value="0.9984" calcext:value-type="float">
            <text:p>0.9984</text:p>
          </table:table-cell>
          <table:table-cell table:formula="of:=([.T56]-[.S56])/[.S56]" office:value-type="float" office:value="0.000374009594228128" calcext:value-type="float">
            <text:p>0.000374009594228128</text:p>
          </table:table-cell>
        </table:table-row>
        <table:table-row table:style-name="ro1">
          <table:table-cell table:number-columns-repeated="4"/>
          <table:table-cell table:formula="of:=[.E56]*[.F$6]/100+[.E56]" office:value-type="float" office:value="4850.86168924361" calcext:value-type="float">
            <text:p>4850.86168924361</text:p>
          </table:table-cell>
          <table:table-cell table:formula="of:=ROUND([.F$2]/(([.F$4]+1)*[.E57]);0)-1" office:value-type="float" office:value="1483" calcext:value-type="float">
            <text:p>1483</text:p>
          </table:table-cell>
          <table:table-cell table:formula="of:=([.F$2]/(([.F$4]+1)*([.F57])))-([.F$2]/(([.F$4]+1)*([.F57]+1)))" office:value-type="float" office:value="3.27157924582843" calcext:value-type="float">
            <text:p>3.27157924582843</text:p>
          </table:table-cell>
          <table:table-cell/>
          <table:table-cell table:formula="of:=[.K56]+[.I56]" office:value-type="float" office:value="0.0878669723918009" calcext:value-type="float">
            <text:p>0.0878669723918009</text:p>
          </table:table-cell>
          <table:table-cell table:formula="of:=[.J56]+[.J$3]*[.I$9]" office:value-type="float" office:value="953.333333333334" calcext:value-type="float">
            <text:p>953.333333333334</text:p>
          </table:table-cell>
          <table:table-cell table:formula="of:=1/[.J57]" office:value-type="float" office:value="0.00104895104895105" calcext:value-type="float">
            <text:p>0.00104895104895105</text:p>
          </table:table-cell>
          <table:table-cell table:formula="of:=ROUND([.F$2]/(([.F$4]+1)*[.J57]);0)-1" office:value-type="float" office:value="7551" calcext:value-type="float">
            <text:p>7551</text:p>
          </table:table-cell>
          <table:table-cell table:number-columns-repeated="5"/>
          <table:table-cell table:formula="of:=[.R56]+PI()/(2*[.S$3])" office:value-type="float" office:value="1.539380400259" calcext:value-type="float">
            <text:p>1.539380400259</text:p>
          </table:table-cell>
          <table:table-cell table:formula="of:=SIN([.R57])" office:value-type="float" office:value="0.999506560365731" calcext:value-type="float">
            <text:p>0.999506560365731</text:p>
          </table:table-cell>
          <table:table-cell table:formula="of:=4*[.R57]/PI() - (4*POWER([.R57];2)/POWER(PI();2))" office:value-type="float" office:value="0.9996" calcext:value-type="float">
            <text:p>0.9996</text:p>
          </table:table-cell>
          <table:table-cell table:formula="of:=([.T57]-[.S57])/[.S57]" office:value-type="float" office:value="0.0000934857638495673" calcext:value-type="float">
            <text:p>9.34857638495673E-05</text:p>
          </table:table-cell>
        </table:table-row>
        <table:table-row table:style-name="ro1">
          <table:table-cell table:number-columns-repeated="4"/>
          <table:table-cell table:formula="of:=[.E57]*[.F$6]/100+[.E57]" office:value-type="float" office:value="5335.94785816797" calcext:value-type="float">
            <text:p>5335.94785816797</text:p>
          </table:table-cell>
          <table:table-cell table:formula="of:=ROUND([.F$2]/(([.F$4]+1)*[.E58]);0)-1" office:value-type="float" office:value="1348" calcext:value-type="float">
            <text:p>1348</text:p>
          </table:table-cell>
          <table:table-cell table:formula="of:=([.F$2]/(([.F$4]+1)*([.F58])))-([.F$2]/(([.F$4]+1)*([.F58]+1)))" office:value-type="float" office:value="3.95941163143107" calcext:value-type="float">
            <text:p>3.95941163143107</text:p>
          </table:table-cell>
          <table:table-cell/>
          <table:table-cell table:formula="of:=[.K57]+[.I57]" office:value-type="float" office:value="0.0889159234407519" calcext:value-type="float">
            <text:p>0.0889159234407519</text:p>
          </table:table-cell>
          <table:table-cell table:formula="of:=[.J57]+[.J$3]*[.I$9]" office:value-type="float" office:value="966.666666666668" calcext:value-type="float">
            <text:p>966.666666666668</text:p>
          </table:table-cell>
          <table:table-cell table:formula="of:=1/[.J58]" office:value-type="float" office:value="0.00103448275862069" calcext:value-type="float">
            <text:p>0.00103448275862069</text:p>
          </table:table-cell>
          <table:table-cell table:formula="of:=ROUND([.F$2]/(([.F$4]+1)*[.J58]);0)-1" office:value-type="float" office:value="7447" calcext:value-type="float">
            <text:p>7447</text:p>
          </table:table-cell>
          <table:table-cell table:number-columns-repeated="5"/>
          <table:table-cell table:formula="of:=[.R57]+PI()/(2*[.S$3])" office:value-type="float" office:value="1.5707963267949" calcext:value-type="float">
            <text:p>1.5707963267949</text:p>
          </table:table-cell>
          <table:table-cell table:formula="of:=SIN([.R58])" office:value-type="float" office:value="1" calcext:value-type="float">
            <text:p>1</text:p>
          </table:table-cell>
          <table:table-cell table:formula="of:=4*[.R58]/PI() - (4*POWER([.R58];2)/POWER(PI();2))" office:value-type="float" office:value="1" calcext:value-type="float">
            <text:p>1</text:p>
          </table:table-cell>
          <table:table-cell table:formula="of:=([.T58]-[.S58])/[.S5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E58]*[.F$6]/100+[.E58]" office:value-type="float" office:value="5869.54264398476" calcext:value-type="float">
            <text:p>5869.54264398476</text:p>
          </table:table-cell>
          <table:table-cell table:formula="of:=ROUND([.F$2]/(([.F$4]+1)*[.E59]);0)-1" office:value-type="float" office:value="1226" calcext:value-type="float">
            <text:p>1226</text:p>
          </table:table-cell>
          <table:table-cell table:formula="of:=([.F$2]/(([.F$4]+1)*([.F59])))-([.F$2]/(([.F$4]+1)*([.F59]+1)))" office:value-type="float" office:value="4.78627296912418" calcext:value-type="float">
            <text:p>4.78627296912418</text:p>
          </table:table-cell>
          <table:table-cell/>
          <table:table-cell table:formula="of:=[.K58]+[.I58]" office:value-type="float" office:value="0.0899504061993726" calcext:value-type="float">
            <text:p>0.0899504061993726</text:p>
          </table:table-cell>
          <table:table-cell table:formula="of:=[.J58]+[.J$3]*[.I$9]" office:value-type="float" office:value="980.000000000001" calcext:value-type="float">
            <text:p>980.000000000001</text:p>
          </table:table-cell>
          <table:table-cell table:formula="of:=1/[.J59]" office:value-type="float" office:value="0.00102040816326531" calcext:value-type="float">
            <text:p>0.00102040816326531</text:p>
          </table:table-cell>
          <table:table-cell table:formula="of:=ROUND([.F$2]/(([.F$4]+1)*[.J59]);0)-1" office:value-type="float" office:value="7346" calcext:value-type="float">
            <text:p>7346</text:p>
          </table:table-cell>
          <table:table-cell table:number-columns-repeated="5"/>
          <table:table-cell table:formula="of:=[.R58]+PI()/(2*[.S$3])" office:value-type="float" office:value="1.6022122533308" calcext:value-type="float">
            <text:p>1.6022122533308</text:p>
          </table:table-cell>
          <table:table-cell table:formula="of:=SIN([.R59])" office:value-type="float" office:value="0.999506560365731" calcext:value-type="float">
            <text:p>0.999506560365731</text:p>
          </table:table-cell>
          <table:table-cell table:formula="of:=4*[.R59]/PI() - (4*POWER([.R59];2)/POWER(PI();2))" office:value-type="float" office:value="0.9996" calcext:value-type="float">
            <text:p>0.9996</text:p>
          </table:table-cell>
          <table:table-cell table:formula="of:=([.T59]-[.S59])/[.S59]" office:value-type="float" office:value="0.0000934857638496784" calcext:value-type="float">
            <text:p>9.34857638496784E-05</text:p>
          </table:table-cell>
        </table:table-row>
        <table:table-row table:style-name="ro1">
          <table:table-cell table:number-columns-repeated="4"/>
          <table:table-cell table:formula="of:=[.E59]*[.F$6]/100+[.E59]" office:value-type="float" office:value="6456.49690838324" calcext:value-type="float">
            <text:p>6456.49690838324</text:p>
          </table:table-cell>
          <table:table-cell table:formula="of:=ROUND([.F$2]/(([.F$4]+1)*[.E60]);0)-1" office:value-type="float" office:value="1114" calcext:value-type="float">
            <text:p>1114</text:p>
          </table:table-cell>
          <table:table-cell table:formula="of:=([.F$2]/(([.F$4]+1)*([.F60])))-([.F$2]/(([.F$4]+1)*([.F60]+1)))" office:value-type="float" office:value="5.79658806385942" calcext:value-type="float">
            <text:p>5.79658806385942</text:p>
          </table:table-cell>
          <table:table-cell/>
          <table:table-cell table:formula="of:=[.K59]+[.I59]" office:value-type="float" office:value="0.0909708143626379" calcext:value-type="float">
            <text:p>0.0909708143626379</text:p>
          </table:table-cell>
          <table:table-cell table:formula="of:=[.J59]+[.J$3]*[.I$9]" office:value-type="float" office:value="993.333333333334" calcext:value-type="float">
            <text:p>993.333333333334</text:p>
          </table:table-cell>
          <table:table-cell table:formula="of:=1/[.J60]" office:value-type="float" office:value="0.00100671140939597" calcext:value-type="float">
            <text:p>0.00100671140939597</text:p>
          </table:table-cell>
          <table:table-cell table:formula="of:=ROUND([.F$2]/(([.F$4]+1)*[.J60]);0)-1" office:value-type="float" office:value="7247" calcext:value-type="float">
            <text:p>7247</text:p>
          </table:table-cell>
          <table:table-cell table:number-columns-repeated="5"/>
          <table:table-cell table:formula="of:=[.R59]+PI()/(2*[.S$3])" office:value-type="float" office:value="1.63362817986669" calcext:value-type="float">
            <text:p>1.63362817986669</text:p>
          </table:table-cell>
          <table:table-cell table:formula="of:=SIN([.R60])" office:value-type="float" office:value="0.998026728428271" calcext:value-type="float">
            <text:p>0.998026728428271</text:p>
          </table:table-cell>
          <table:table-cell table:formula="of:=4*[.R60]/PI() - (4*POWER([.R60];2)/POWER(PI();2))" office:value-type="float" office:value="0.9984" calcext:value-type="float">
            <text:p>0.9984</text:p>
          </table:table-cell>
          <table:table-cell/>
        </table:table-row>
        <table:table-row table:style-name="ro1">
          <table:table-cell table:number-columns-repeated="4"/>
          <table:table-cell table:formula="of:=[.E60]*[.F$6]/100+[.E60]" office:value-type="float" office:value="7102.14659922156" calcext:value-type="float">
            <text:p>7102.14659922156</text:p>
          </table:table-cell>
          <table:table-cell table:formula="of:=ROUND([.F$2]/(([.F$4]+1)*[.E61]);0)-1" office:value-type="float" office:value="1013" calcext:value-type="float">
            <text:p>1013</text:p>
          </table:table-cell>
          <table:table-cell table:formula="of:=([.F$2]/(([.F$4]+1)*([.F61])))-([.F$2]/(([.F$4]+1)*([.F61]+1)))" office:value-type="float" office:value="7.00946862386627" calcext:value-type="float">
            <text:p>7.00946862386627</text:p>
          </table:table-cell>
          <table:table-cell/>
          <table:table-cell table:formula="of:=[.K60]+[.I60]" office:value-type="float" office:value="0.0919775257720339" calcext:value-type="float">
            <text:p>0.0919775257720339</text:p>
          </table:table-cell>
          <table:table-cell table:formula="of:=[.J60]+[.J$3]*[.I$9]" office:value-type="float" office:value="1006.66666666667" calcext:value-type="float">
            <text:p>1006.66666666667</text:p>
          </table:table-cell>
          <table:table-cell table:formula="of:=1/[.J61]" office:value-type="float" office:value="0.000993377483443708" calcext:value-type="float">
            <text:p>0.000993377483443708</text:p>
          </table:table-cell>
          <table:table-cell table:formula="of:=ROUND([.F$2]/(([.F$4]+1)*[.J61]);0)-1" office:value-type="float" office:value="7151" calcext:value-type="float">
            <text:p>7151</text:p>
          </table:table-cell>
          <table:table-cell table:number-columns-repeated="5"/>
          <table:table-cell table:formula="of:=[.R60]+PI()/(2*[.S$3])" office:value-type="float" office:value="1.66504410640259" calcext:value-type="float">
            <text:p>1.66504410640259</text:p>
          </table:table-cell>
          <table:table-cell table:formula="of:=SIN([.R61])" office:value-type="float" office:value="0.99556196460308" calcext:value-type="float">
            <text:p>0.9955619646030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61]*[.F$6]/100+[.E61]" office:value-type="float" office:value="7812.36125914372" calcext:value-type="float">
            <text:p>7812.36125914372</text:p>
          </table:table-cell>
          <table:table-cell table:formula="of:=ROUND([.F$2]/(([.F$4]+1)*[.E62]);0)-1" office:value-type="float" office:value="921" calcext:value-type="float">
            <text:p>921</text:p>
          </table:table-cell>
          <table:table-cell table:formula="of:=([.F$2]/(([.F$4]+1)*([.F62])))-([.F$2]/(([.F$4]+1)*([.F62]+1)))" office:value-type="float" office:value="8.47894747998635" calcext:value-type="float">
            <text:p>8.47894747998635</text:p>
          </table:table-cell>
          <table:table-cell/>
          <table:table-cell table:formula="of:=[.K61]+[.I61]" office:value-type="float" office:value="0.0929709032554776" calcext:value-type="float">
            <text:p>0.0929709032554776</text:p>
          </table:table-cell>
          <table:table-cell table:formula="of:=[.J61]+[.J$3]*[.I$9]" office:value-type="float" office:value="1020" calcext:value-type="float">
            <text:p>1020</text:p>
          </table:table-cell>
          <table:table-cell table:formula="of:=1/[.J62]" office:value-type="float" office:value="0.000980392156862744" calcext:value-type="float">
            <text:p>0.000980392156862744</text:p>
          </table:table-cell>
          <table:table-cell table:formula="of:=ROUND([.F$2]/(([.F$4]+1)*[.J62]);0)-1" office:value-type="float" office:value="7058" calcext:value-type="float">
            <text:p>70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62]*[.F$6]/100+[.E62]" office:value-type="float" office:value="8593.5973850581" calcext:value-type="float">
            <text:p>8593.5973850581</text:p>
          </table:table-cell>
          <table:table-cell table:formula="of:=ROUND([.F$2]/(([.F$4]+1)*[.E63]);0)-1" office:value-type="float" office:value="837" calcext:value-type="float">
            <text:p>837</text:p>
          </table:table-cell>
          <table:table-cell table:formula="of:=([.F$2]/(([.F$4]+1)*([.F63])))-([.F$2]/(([.F$4]+1)*([.F63]+1)))" office:value-type="float" office:value="10.265096106963" calcext:value-type="float">
            <text:p>10.265096106963</text:p>
          </table:table-cell>
          <table:table-cell/>
          <table:table-cell table:formula="of:=[.K62]+[.I62]" office:value-type="float" office:value="0.0939512954123403" calcext:value-type="float">
            <text:p>0.0939512954123403</text:p>
          </table:table-cell>
          <table:table-cell table:formula="of:=[.J62]+[.J$3]*[.I$9]" office:value-type="float" office:value="1033.33333333333" calcext:value-type="float">
            <text:p>1033.33333333333</text:p>
          </table:table-cell>
          <table:table-cell table:formula="of:=1/[.J63]" office:value-type="float" office:value="0.00096774193548387" calcext:value-type="float">
            <text:p>0.00096774193548387</text:p>
          </table:table-cell>
          <table:table-cell table:formula="of:=ROUND([.F$2]/(([.F$4]+1)*[.J63]);0)-1" office:value-type="float" office:value="6967" calcext:value-type="float">
            <text:p>6967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63]*[.F$6]/100+[.E63]" office:value-type="float" office:value="9452.9571235639" calcext:value-type="float">
            <text:p>9452.9571235639</text:p>
          </table:table-cell>
          <table:table-cell table:formula="of:=ROUND([.F$2]/(([.F$4]+1)*[.E64]);0)-1" office:value-type="float" office:value="761" calcext:value-type="float">
            <text:p>761</text:p>
          </table:table-cell>
          <table:table-cell table:formula="of:=([.F$2]/(([.F$4]+1)*([.F64])))-([.F$2]/(([.F$4]+1)*([.F64]+1)))" office:value-type="float" office:value="12.416319182179" calcext:value-type="float">
            <text:p>12.416319182179</text:p>
          </table:table-cell>
          <table:table-cell/>
          <table:table-cell table:formula="of:=[.K63]+[.I63]" office:value-type="float" office:value="0.0949190373478242" calcext:value-type="float">
            <text:p>0.0949190373478242</text:p>
          </table:table-cell>
          <table:table-cell table:formula="of:=[.J63]+[.J$3]*[.I$9]" office:value-type="float" office:value="1046.66666666667" calcext:value-type="float">
            <text:p>1046.66666666667</text:p>
          </table:table-cell>
          <table:table-cell table:formula="of:=1/[.J64]" office:value-type="float" office:value="0.000955414012738853" calcext:value-type="float">
            <text:p>0.000955414012738853</text:p>
          </table:table-cell>
          <table:table-cell table:formula="of:=ROUND([.F$2]/(([.F$4]+1)*[.J64]);0)-1" office:value-type="float" office:value="6878" calcext:value-type="float">
            <text:p>687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64]*[.F$6]/100+[.E64]" office:value-type="float" office:value="10398.2528359203" calcext:value-type="float">
            <text:p>10398.2528359203</text:p>
          </table:table-cell>
          <table:table-cell table:formula="of:=ROUND([.F$2]/(([.F$4]+1)*[.E65]);0)-1" office:value-type="float" office:value="691" calcext:value-type="float">
            <text:p>691</text:p>
          </table:table-cell>
          <table:table-cell table:formula="of:=([.F$2]/(([.F$4]+1)*([.F65])))-([.F$2]/(([.F$4]+1)*([.F65]+1)))" office:value-type="float" office:value="15.0573433827158" calcext:value-type="float">
            <text:p>15.0573433827158</text:p>
          </table:table-cell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20:25:52.507359921</meta:creation-date>
    <dc:date>2023-02-15T16:22:10.118796259</dc:date>
    <meta:editing-duration>P6DT15H49M32S</meta:editing-duration>
    <meta:editing-cycles>5</meta:editing-cycles>
    <meta:generator>LibreOffice/7.3.7.2$Linux_X86_64 LibreOffice_project/30$Build-2</meta:generator>
    <meta:document-statistic meta:table-count="2" meta:cell-count="685" meta:object-count="0"/>
  </office:meta>
</office:document-meta>
</file>